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Arial, sans-serif, Myriad, Helvetica"/>
    <style:font-face style:name="Lohit Marathi1" svg:font-family="'Lohit Marathi'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8.669cm" table:align="margins"/>
    </style:style>
    <style:style style:name="Таблица1.A" style:family="table-column">
      <style:table-column-properties style:column-width="4.101cm" style:rel-column-width="14396*"/>
    </style:style>
    <style:style style:name="Таблица1.B" style:family="table-column">
      <style:table-column-properties style:column-width="14.568cm" style:rel-column-width="51139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49cm" fo:border="0.05pt solid #000000"/>
    </style:style>
    <style:style style:name="Таблица1.A2" style:family="table-cell">
      <style:table-cell-properties fo:padding="0.049cm" fo:border-left="0.05pt solid #000000" fo:border-right="none" fo:border-top="none" fo:border-bottom="0.05pt solid #000000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8.669cm" table:align="margins"/>
    </style:style>
    <style:style style:name="Таблица2.A" style:family="table-column">
      <style:table-column-properties style:column-width="3.2cm" style:rel-column-width="11233*"/>
    </style:style>
    <style:style style:name="Таблица2.B" style:family="table-column">
      <style:table-column-properties style:column-width="15.469cm" style:rel-column-width="54302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49cm" fo:border="0.05pt solid #000000"/>
    </style:style>
    <style:style style:name="Таблица2.A2" style:family="table-cell">
      <style:table-cell-properties fo:padding="0.049cm" fo:border-left="0.05pt solid #000000" fo:border-right="none" fo:border-top="none" fo:border-bottom="0.05pt solid #000000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3" style:family="table">
      <style:table-properties style:width="18.669cm" table:align="margins"/>
    </style:style>
    <style:style style:name="Таблица3.A" style:family="table-column">
      <style:table-column-properties style:column-width="6.904cm" style:rel-column-width="24237*"/>
    </style:style>
    <style:style style:name="Таблица3.B" style:family="table-column">
      <style:table-column-properties style:column-width="11.765cm" style:rel-column-width="41298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49cm" fo:border="0.05pt solid #000000"/>
    </style:style>
    <style:style style:name="Таблица3.A2" style:family="table-cell">
      <style:table-cell-properties fo:padding="0.049cm" fo:border-left="0.05pt solid #000000" fo:border-right="none" fo:border-top="none" fo:border-bottom="0.05pt solid #000000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14pt" officeooo:paragraph-rsid="0007267f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14pt" officeooo:paragraph-rsid="000f70bb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07267f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0a4c55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07267f" style:font-size-asian="14pt" style:font-style-asian="normal" style:font-size-complex="14pt" style:font-style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7pt" fo:letter-spacing="normal" fo:font-style="normal" fo:font-weight="normal" officeooo:paragraph-rsid="0007267f" style:font-size-asian="6.09999990463257pt" style:font-size-complex="7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0a4c55" style:font-size-asian="5.25pt" style:font-size-complex="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07267f" style:font-size-asian="5.25pt" style:font-size-complex="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rsid="000e86a8" officeooo:paragraph-rsid="000e86a8" style:font-size-asian="5.25pt" style:font-size-complex="6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bold" officeooo:paragraph-rsid="000c6a7c" style:font-size-asian="5.25pt" style:font-size-complex="6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style:font-size-asian="5.25pt" style:font-size-complex="6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officeooo:paragraph-rsid="0007267f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bold" officeooo:paragraph-rsid="0007267f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bold" officeooo:rsid="000af896" officeooo:paragraph-rsid="000c6a7c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paragraph-rsid="000c6a7c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rsid="000c6a7c" officeooo:paragraph-rsid="000c6a7c" style:font-size-asian="14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background-color="transparent" fo:padding="0.049cm" fo:border="0.06pt solid #000000"/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background-color="transparent" fo:padding="0.049cm" fo:border="0.06pt solid #000000"/>
      <style:text-properties fo:font-variant="normal" fo:text-transform="none" fo:color="#000000" style:font-name="Times New Roman1" fo:font-size="6pt" fo:letter-spacing="normal" fo:font-style="normal" fo:font-weight="normal" officeooo:rsid="000e86a8" officeooo:paragraph-rsid="000e86a8" style:font-size-asian="5.25pt" style:font-size-complex="6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ff0000" style:font-name="Liberation Sans" fo:font-size="14pt" fo:letter-spacing="normal" fo:font-style="normal" fo:font-weight="normal" officeooo:paragraph-rsid="0007267f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ff" style:font-name="Liberation Sans" fo:font-size="14pt" fo:letter-spacing="normal" fo:font-style="normal" fo:font-weight="normal" officeooo:paragraph-rsid="0007267f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ff" style:font-name="Times New Roman1" fo:font-size="14pt" fo:letter-spacing="normal" fo:font-style="normal" fo:font-weight="bold" officeooo:paragraph-rsid="0007267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style:font-name="Liberation Sans" fo:font-size="14pt" officeooo:paragraph-rsid="0007267f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style:font-name="Liberation Sans" officeooo:paragraph-rsid="000c6a7c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officeooo:paragraph-rsid="000c6a7c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weight="normal" officeooo:rsid="000af896" officeooo:paragraph-rsid="000c6a7c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weight="bold" officeooo:rsid="000af896" officeooo:paragraph-rsid="000c6a7c" style:font-weight-asian="bold" style:font-weight-complex="bold"/>
    </style:style>
    <style:style style:name="P30" style:family="paragraph" style:parent-style-name="Text_20_body">
      <loext:graphic-properties draw:fill="none"/>
      <style:paragraph-properties fo:background-color="transparent"/>
      <style:text-properties style:font-name="Times New Roman1" fo:font-size="14pt" style:font-size-asian="14pt" style:font-size-complex="14pt"/>
    </style:style>
    <style:style style:name="P31" style:family="paragraph" style:parent-style-name="Text_20_body">
      <loext:graphic-properties draw:fill="none"/>
      <style:paragraph-properties fo:background-color="transparent"/>
    </style:style>
    <style:style style:name="P32" style:family="paragraph" style:parent-style-name="Text_20_body">
      <loext:graphic-properties draw:fill="none"/>
      <style:paragraph-properties fo:background-color="transparent"/>
      <style:text-properties fo:font-variant="normal" fo:text-transform="none" fo:color="#000000" style:font-name="DejaVu Sans Mono" fo:font-size="14pt" fo:letter-spacing="normal" fo:font-style="normal" fo:font-weight="bold" style:font-size-asian="14pt" style:font-size-complex="14pt"/>
    </style:style>
    <style:style style:name="P33" style:family="paragraph" style:parent-style-name="Text_20_body">
      <loext:graphic-properties draw:fill="none"/>
      <style:paragraph-properties fo:background-color="transparent"/>
      <style:text-properties style:font-name="DejaVu Sans Mono" fo:font-size="14pt" style:font-size-asian="14pt" style:font-size-complex="14pt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paragraph-rsid="0007267f" style:font-size-asian="14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padding="0.049cm" fo:border="0.06pt solid #000000"/>
      <style:text-properties fo:font-variant="normal" fo:text-transform="none" fo:color="#000000" style:font-name="Liberation Sans" fo:font-size="12pt" fo:letter-spacing="normal" officeooo:rsid="000a4c55" officeooo:paragraph-rsid="000a4c55" style:font-size-asian="12pt" style:font-size-complex="12pt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paragraph-rsid="0007267f" style:font-size-asian="14pt" style:font-size-complex="14pt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paragraph-rsid="000a4c55" style:font-size-asian="12pt" style:font-size-complex="12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.049cm" fo:border="0.06pt solid #000000"/>
      <style:text-properties fo:font-variant="normal" fo:text-transform="none" fo:color="#000000" style:font-name="Liberation Sans" fo:font-size="12pt" fo:letter-spacing="normal" style:font-size-asian="12pt" style:font-size-complex="12pt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.049cm" fo:border="0.06pt solid #000000"/>
      <style:text-properties fo:font-variant="normal" fo:text-transform="none" fo:color="#000000" style:font-name="Liberation Sans" fo:font-size="12pt" fo:letter-spacing="normal" officeooo:paragraph-rsid="000a4c55" style:font-size-asian="12pt" style:font-size-complex="12pt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07267f" style:font-size-asian="14pt" style:font-size-complex="14pt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097bee" style:font-size-asian="14pt" style:font-size-complex="14p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07267f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0a4c55" style:font-size-asian="14pt" style:font-size-complex="14p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ans" fo:font-size="14pt" fo:letter-spacing="normal" fo:font-style="normal" fo:font-weight="bold" officeooo:paragraph-rsid="0007267f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loext:contextual-spacing="false" style:line-height-at-least="0.019cm" fo:text-align="justify" style:justify-single-word="false" fo:orphans="2" fo:widows="2" fo:text-indent="0.4cm" style:auto-text-indent="false" fo:background-color="transparent" fo:padding="0.049cm" fo:border="0.06pt solid #000000"/>
      <style:text-properties fo:font-variant="normal" fo:text-transform="none" fo:color="#000000" style:font-name="DejaVu Sans Mono" fo:font-size="10pt" fo:letter-spacing="normal" fo:font-style="normal" fo:font-weight="bold" officeooo:rsid="000e86a8" officeooo:paragraph-rsid="000e86a8" style:font-size-asian="10pt" style:font-weight-asian="bold" style:font-size-complex="10pt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style:line-height-at-least="0.019cm" fo:text-align="justify" style:justify-single-word="false" fo:orphans="2" fo:widows="2" fo:text-indent="0.4cm" style:auto-text-indent="false" style:page-number="auto" fo:background-color="transparent" fo:padding="0.049cm" fo:border="0.06pt solid #000000"/>
      <style:text-properties fo:font-variant="normal" fo:text-transform="none" fo:color="#000000" style:font-name="DejaVu Sans Mono" fo:font-size="10pt" fo:letter-spacing="normal" fo:font-style="normal" fo:font-weight="bold" officeooo:rsid="000e86a8" officeooo:paragraph-rsid="000e86a8" style:font-size-asian="10pt" style:font-weight-asian="bold" style:font-size-complex="10pt" style:font-weight-complex="bold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ans" fo:font-size="14pt" fo:letter-spacing="normal" fo:font-style="normal" fo:font-weight="bold" officeooo:paragraph-rsid="0007267f" style:font-size-asian="14pt" style:font-size-complex="14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ans" fo:font-size="14pt" fo:letter-spacing="normal" fo:font-style="normal" fo:font-weight="bold" officeooo:paragraph-rsid="00097bee" style:font-size-asian="14pt" style:font-size-complex="14pt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ans" fo:font-size="14pt" fo:letter-spacing="normal" fo:font-style="normal" fo:font-weight="bold" officeooo:paragraph-rsid="0007267f" style:font-size-asian="14pt" style:font-size-complex="14pt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padding="0.049cm" fo:border="0.06pt solid #000000"/>
      <style:text-properties fo:font-variant="normal" fo:text-transform="none" style:use-window-font-color="true" style:font-name="DejaVu Sans Mono" fo:font-size="14pt" fo:letter-spacing="normal" fo:font-style="normal" fo:font-weight="normal" officeooo:paragraph-rsid="0007267f" style:font-size-asian="14pt" style:font-weight-asian="normal" style:font-size-complex="14pt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padding="0.049cm" fo:border="0.06pt solid #000000"/>
      <style:text-properties fo:font-variant="normal" fo:text-transform="none" fo:color="#000000" style:font-name="DejaVu Sans Mono" fo:font-size="12pt" fo:letter-spacing="normal" fo:font-style="normal" fo:font-weight="bold" officeooo:paragraph-rsid="0007267f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07267f" style:font-size-asian="5.25pt" style:font-size-complex="6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1284b5" style:font-size-asian="5.25pt" style:font-size-complex="6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14e521" style:font-size-asian="5.25pt" style:font-size-complex="6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fo:font-style="normal" fo:font-weight="normal" officeooo:paragraph-rsid="0007267f" style:font-size-asian="5.25pt" style:font-style-asian="normal" style:font-size-complex="6pt" style:font-style-complex="normal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style:font-size-asian="5.25pt" style:font-size-complex="6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07267f" style:font-size-asian="14pt" style:font-size-complex="14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284b5" style:font-size-asian="14pt" style:font-size-complex="14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42a27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4e521" style:font-size-asian="14pt" style:font-size-complex="14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6df04" style:font-size-asian="14pt" style:font-size-complex="14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7eec1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12544" officeooo:paragraph-rsid="00112544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officeooo:paragraph-rsid="0016df04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officeooo:paragraph-rsid="0014e521" style:font-size-asian="14pt" style:font-size-complex="14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14pt" fo:letter-spacing="normal" officeooo:paragraph-rsid="0007267f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ff0000" style:font-name="Times New Roman1" fo:font-size="6pt" fo:letter-spacing="normal" fo:font-style="normal" fo:font-weight="normal" officeooo:paragraph-rsid="0007267f" style:font-size-asian="5.25pt" style:font-size-complex="6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14pt" officeooo:paragraph-rsid="0007267f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14pt" officeooo:paragraph-rsid="0016539e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14pt" officeooo:paragraph-rsid="0016df04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6pt" officeooo:paragraph-rsid="0007267f" style:font-size-asian="5.25pt" style:font-size-complex="6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style:font-name="Times New Roman1" fo:font-size="6pt" officeooo:paragraph-rsid="0016539e" style:font-size-asian="5.25pt" style:font-size-complex="6pt"/>
    </style:style>
    <style:style style:name="P74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officeooo:paragraph-rsid="0017eec1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size="6pt" officeooo:paragraph-rsid="0007267f" style:font-size-asian="5.25pt" style:font-size-complex="6pt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size="6pt" officeooo:paragraph-rsid="0017eec1" style:font-size-asian="5.25pt" style:font-size-complex="6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style:use-window-font-color="true" style:font-name="Liberation Sans" fo:font-size="12pt" fo:letter-spacing="normal" fo:font-style="normal" fo:font-weight="normal" officeooo:paragraph-rsid="0007267f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style:use-window-font-color="true" style:font-name="Liberation Sans" fo:font-size="14pt" fo:letter-spacing="normal" fo:font-style="normal" fo:font-weight="normal" officeooo:paragraph-rsid="0007267f" style:font-size-asian="14pt" style:font-size-complex="14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style:use-window-font-color="true" style:font-name="DejaVu Sans Mono" fo:font-size="14pt" fo:letter-spacing="normal" fo:font-style="normal" fo:font-weight="normal" officeooo:paragraph-rsid="0007267f" style:font-size-asian="14pt" style:font-size-complex="14pt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Georgia" fo:font-size="14.25pt" fo:letter-spacing="normal" fo:font-style="normal" fo:font-weight="normal" officeooo:paragraph-rsid="0007267f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14e521" officeooo:paragraph-rsid="0014e521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14f25c" officeooo:paragraph-rsid="0014f25c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rsid="0014e521" officeooo:paragraph-rsid="0014e521" style:font-size-asian="12.25pt" style:font-size-complex="14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normal" officeooo:rsid="0014f25c" officeooo:paragraph-rsid="0014f25c" style:font-size-asian="12.25pt" style:font-size-complex="14pt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4pt" fo:letter-spacing="normal" fo:font-style="normal" fo:font-weight="bold" officeooo:paragraph-rsid="0007267f" style:font-size-asian="14pt" style:font-weight-asian="bold" style:font-size-complex="14pt" style:font-weight-complex="bold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DejaVu Sans Mono" fo:font-size="14pt" fo:letter-spacing="normal" fo:font-style="normal" fo:font-weight="bold" officeooo:paragraph-rsid="0007267f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cm" loext:contextual-spacing="false" fo:padding="0.049cm" fo:border="0.06pt solid #000000"/>
      <style:text-properties style:font-name="DejaVu Sans Mono" fo:font-size="14pt" style:font-size-asian="14pt" style:font-size-complex="14pt"/>
    </style:style>
    <style:style style:name="P8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16539e"/>
    </style:style>
    <style:style style:name="P89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07267f"/>
    </style:style>
    <style:style style:name="P90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07267f"/>
    </style:style>
    <style:style style:name="P91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16df04"/>
    </style:style>
    <style:style style:name="P92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07267f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officeooo:rsid="000a696b" style:font-size-asian="14pt" style:font-size-complex="14pt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 officeooo:rsid="00112544" style:font-size-asian="14pt" style:font-size-complex="14pt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 officeooo:rsid="0016df04" style:font-size-asian="14pt" style:font-size-complex="14pt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 officeooo:rsid="0016539e" style:font-size-asian="14pt" style:font-size-complex="14pt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 officeooo:rsid="0017eec1" style:font-size-asian="14pt" style:font-size-complex="14pt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fo:font-weight="normal" officeooo:rsid="00112544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bold" officeooo:rsid="0016df04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bold" officeooo:rsid="0016539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0f70bb"/>
    </style:style>
    <style:style style:name="T1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0f70bb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112544"/>
    </style:style>
    <style:style style:name="T19" style:family="text">
      <style:text-properties fo:font-variant="normal" fo:text-transform="none" fo:color="#000000" fo:letter-spacing="normal" fo:font-style="normal" fo:font-weight="normal" officeooo:rsid="0016539e" loext:padding="0.049cm" loext:border="0.06pt solid #000000"/>
    </style:style>
    <style:style style:name="T20" style:family="text">
      <style:text-properties fo:font-variant="normal" fo:text-transform="none" fo:color="#000000" fo:letter-spacing="normal" fo:font-style="normal" fo:font-weight="normal" loext:padding="0.049cm" loext:border="0.06pt solid #000000"/>
    </style:style>
    <style:style style:name="T21" style:family="text">
      <style:text-properties fo:font-variant="normal" fo:text-transform="none" fo:color="#000000" fo:letter-spacing="normal" fo:font-style="normal" fo:font-weight="normal" officeooo:rsid="0016df04"/>
    </style:style>
    <style:style style:name="T22" style:family="text">
      <style:text-properties fo:font-variant="normal" fo:text-transform="none" fo:color="#000000" fo:letter-spacing="normal" fo:font-style="normal" fo:font-weight="bold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letter-spacing="normal" fo:font-style="normal" fo:font-weight="bold" officeooo:rsid="0016539e" style:font-weight-asian="bold" style:font-weight-complex="bold"/>
    </style:style>
    <style:style style:name="T25" style:family="text">
      <style:text-properties fo:font-variant="normal" fo:text-transform="none" fo:color="#000000" fo:letter-spacing="normal" fo:font-style="normal" fo:font-weight="bold" officeooo:rsid="0016df04" style:font-weight-asian="bold" style:font-weight-complex="bold"/>
    </style:style>
    <style:style style:name="T26" style:family="text">
      <style:text-properties fo:font-variant="normal" fo:text-transform="none" fo:color="#000000" fo:font-size="14pt" fo:letter-spacing="normal" fo:font-style="normal" fo:font-weight="bold" style:font-size-asian="14pt" style:font-size-complex="14pt"/>
    </style:style>
    <style:style style:name="T27" style:family="text">
      <style:text-properties fo:font-variant="normal" fo:text-transform="none" fo:color="#000000" fo:font-size="14pt" fo:letter-spacing="normal" fo:font-style="normal" fo:font-weight="bold" officeooo:rsid="000a696b" style:font-size-asian="14pt" style:font-size-complex="14pt"/>
    </style:style>
    <style:style style:name="T28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style:font-name="Liberation Sans" fo:font-size="14pt" fo:letter-spacing="normal" fo:font-style="normal" fo:font-weight="bold" officeooo:rsid="000a696b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000000" style:font-name="Liberation Sans" fo:font-size="14pt" fo:letter-spacing="normal" fo:font-style="normal" fo:font-weight="bold" officeooo:rsid="000af896" style:font-size-asian="14pt" style:font-size-complex="14pt"/>
    </style:style>
    <style:style style:name="T32" style:family="text">
      <style:text-properties fo:font-variant="normal" fo:text-transform="none" fo:color="#000000" style:font-name="Liberation Sans" fo:font-size="14pt" fo:letter-spacing="normal" fo:font-style="normal" style:font-size-asian="14pt" style:font-size-complex="14pt"/>
    </style:style>
    <style:style style:name="T33" style:family="text">
      <style:text-properties fo:font-variant="normal" fo:text-transform="none" fo:color="#000000" style:font-name="Liberation Sans" fo:font-size="14pt" fo:letter-spacing="normal" fo:font-style="normal" officeooo:rsid="000c6a7c" style:font-size-asian="14pt" style:font-size-complex="14pt"/>
    </style:style>
    <style:style style:name="T34" style:family="text">
      <style:text-properties fo:font-variant="normal" fo:text-transform="none" fo:color="#000000" style:font-name="DejaVu Sans Mono" fo:letter-spacing="normal" fo:font-style="normal" fo:font-weight="bold"/>
    </style:style>
    <style:style style:name="T35" style:family="text">
      <style:text-properties fo:font-variant="normal" fo:text-transform="none" fo:color="#000000" style:font-name="DejaVu Sans Mono" fo:letter-spacing="normal" fo:font-style="normal" fo:font-weight="bold"/>
    </style:style>
    <style:style style:name="T36" style:family="text">
      <style:text-properties fo:font-variant="normal" fo:text-transform="none" fo:color="#000000" style:font-name="DejaVu Sans Mono" fo:letter-spacing="normal" fo:font-style="normal" fo:font-weight="bold" officeooo:rsid="00112544"/>
    </style:style>
    <style:style style:name="T37" style:family="text">
      <style:text-properties fo:font-variant="normal" fo:text-transform="none" fo:color="#000000" style:font-name="DejaVu Sans Mono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00" style:font-name="DejaVu Sans Mono" fo:letter-spacing="normal" fo:font-style="normal" fo:font-weight="bold" officeooo:rsid="00112544" style:font-weight-asian="bold" style:font-weight-complex="bold"/>
    </style:style>
    <style:style style:name="T39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style:font-name="DejaVu Sans Mono" fo:font-size="14pt" fo:letter-spacing="normal" fo:font-style="normal" fo:font-weight="bold" officeooo:rsid="000a696b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size-complex="14pt"/>
    </style:style>
    <style:style style:name="T42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000000" style:font-name="Times New Roman1" fo:letter-spacing="normal" fo:font-style="normal" fo:font-weight="normal" officeooo:rsid="0016df04" style:font-weight-asian="normal" style:font-weight-complex="normal"/>
    </style:style>
    <style:style style:name="T44" style:family="text">
      <style:text-properties fo:font-variant="normal" fo:text-transform="none" fo:color="#0000ff" fo:letter-spacing="normal" fo:font-style="normal" fo:font-weight="normal"/>
    </style:style>
    <style:style style:name="T45" style:family="text">
      <style:text-properties fo:font-variant="normal" fo:text-transform="none" style:use-window-font-color="true" style:font-name="DejaVu Sans Mono" fo:font-size="14pt" fo:letter-spacing="normal" fo:font-style="normal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style:use-window-font-color="true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f70bb" style:font-weight-asian="bold" style:font-weight-complex="bold"/>
    </style:style>
    <style:style style:name="T50" style:family="text">
      <style:text-properties fo:font-weight="bold" officeooo:rsid="00142a27" style:font-weight-asian="bold" style:font-weight-complex="bold"/>
    </style:style>
    <style:style style:name="T51" style:family="text">
      <style:text-properties fo:font-weight="bold" officeooo:rsid="0014e521" style:font-weight-asian="bold" style:font-weight-complex="bold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style:font-size-asian="14pt" style:font-size-complex="14pt" loext:padding="0.049cm" loext:border="none"/>
    </style:style>
    <style:style style:name="T55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56" style:family="text">
      <style:text-properties style:font-name="Liberation Sans" fo:font-weight="bold" style:font-weight-asian="bold" style:font-weight-complex="bold"/>
    </style:style>
    <style:style style:name="T57" style:family="text">
      <style:text-properties fo:font-style="normal" fo:font-weight="normal"/>
    </style:style>
    <style:style style:name="T58" style:family="text">
      <style:text-properties fo:font-style="normal" fo:font-weight="normal" officeooo:rsid="0016df04"/>
    </style:style>
    <style:style style:name="T59" style:family="text">
      <style:text-properties fo:font-style="normal" fo:font-weight="normal" style:font-weight-asian="normal" style:font-weight-complex="normal"/>
    </style:style>
    <style:style style:name="T60" style:family="text">
      <style:text-properties fo:font-style="normal" fo:font-weight="normal" officeooo:rsid="0014e521"/>
    </style:style>
    <style:style style:name="T61" style:family="text">
      <style:text-properties fo:font-style="normal" fo:font-weight="bold"/>
    </style:style>
    <style:style style:name="T62" style:family="text">
      <style:text-properties fo:font-style="normal" fo:font-weight="bold" style:font-weight-asian="bold" style:font-weight-complex="bold"/>
    </style:style>
    <style:style style:name="T63" style:family="text">
      <style:text-properties officeooo:rsid="000d6a11"/>
    </style:style>
    <style:style style:name="T64" style:family="text">
      <style:text-properties loext:padding="0.049cm" loext:border-left="0.06pt solid #000000" loext:border-right="0.06pt solid #000000" loext:border-top="0.06pt solid #000000" loext:border-bottom="none"/>
    </style:style>
    <style:style style:name="T65" style:family="text">
      <style:text-properties loext:padding="0.049cm" loext:border-left="0.06pt solid #000000" loext:border-right="0.06pt solid #000000" loext:border-top="none" loext:border-bottom="0.06pt solid #000000"/>
    </style:style>
    <style:style style:name="T66" style:family="text">
      <style:text-properties officeooo:rsid="000f70bb"/>
    </style:style>
    <style:style style:name="T67" style:family="text">
      <style:text-properties style:font-name="DejaVu Sans Mono" fo:font-size="14pt" style:font-size-asian="14pt" style:font-size-complex="14pt"/>
    </style:style>
    <style:style style:name="T68" style:family="text">
      <style:text-properties style:font-name="DejaVu Sans Mono" fo:font-weight="bold" style:font-weight-asian="bold" style:font-weight-complex="bold"/>
    </style:style>
    <style:style style:name="T69" style:family="text">
      <style:text-properties officeooo:rsid="00112544"/>
    </style:style>
    <style:style style:name="T70" style:family="text">
      <style:text-properties style:font-name="Times New Roman" officeooo:rsid="0014e521"/>
    </style:style>
    <style:style style:name="T71" style:family="text">
      <style:text-properties style:font-name="Times New Roman" fo:font-weight="bold" officeooo:rsid="0014e521"/>
    </style:style>
    <style:style style:name="T72" style:family="text">
      <style:text-properties style:font-name="DejaVu Sans Mono"/>
    </style:style>
    <style:style style:name="T73" style:family="text">
      <style:text-properties style:font-name="DejaVu Sans Mono" fo:font-weight="bold"/>
    </style:style>
    <style:style style:name="T74" style:family="text">
      <style:text-properties style:font-name="DejaVu Sans Mono" fo:font-weight="bold" style:font-weight-asian="bold" style:font-weight-complex="bold"/>
    </style:style>
    <style:style style:name="T75" style:family="text">
      <style:text-properties style:font-name="DejaVu Sans Mono" fo:font-weight="bold" officeooo:rsid="00142a27" style:font-weight-asian="bold" style:font-weight-complex="bold"/>
    </style:style>
    <style:style style:name="T76" style:family="text">
      <style:text-properties style:font-name="DejaVu Sans Mono" fo:font-weight="bold" officeooo:rsid="0014e521" style:font-weight-asian="bold" style:font-weight-complex="bold"/>
    </style:style>
    <style:style style:name="T77" style:family="text">
      <style:text-properties style:font-name="DejaVu Sans Mono" style:font-weight-asian="normal" style:font-weight-complex="normal"/>
    </style:style>
    <style:style style:name="T78" style:family="text">
      <style:text-properties style:font-name="DejaVu Sans Mono" officeooo:rsid="0014e521" style:font-weight-asian="normal" style:font-weight-complex="normal"/>
    </style:style>
    <style:style style:name="T79" style:family="text">
      <style:text-properties style:font-name="DejaVu Sans Mono" style:text-underline-style="none" fo:font-weight="bold" style:font-weight-asian="bold" style:font-weight-complex="bold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DejaVu Sans Mono" fo:font-weight="bold" style:font-weight-asian="bold" style:font-weight-complex="bold"/>
    </style:style>
    <style:style style:name="T82" style:family="text">
      <style:text-properties style:use-window-font-color="true" style:font-name="DejaVu Sans Mono" fo:font-size="14pt" style:font-size-asian="14pt" style:font-size-complex="14pt"/>
    </style:style>
    <style:style style:name="T83" style:family="text">
      <style:text-properties style:use-window-font-color="true" style:font-name="DejaVu Sans Mono" fo:font-size="14pt" style:text-underline-style="none" style:font-size-asian="14pt" style:font-size-complex="14pt"/>
    </style:style>
    <style:style style:name="T84" style:family="text">
      <style:text-properties style:font-name="Times New Roman1" style:font-weight-asian="normal" style:font-weight-complex="normal"/>
    </style:style>
    <style:style style:name="T85" style:family="text">
      <style:text-properties style:font-name="Times New Roman1" officeooo:rsid="0014e521" style:font-weight-asian="normal" style:font-weight-complex="normal"/>
    </style:style>
    <style:style style:name="T86" style:family="text">
      <style:text-properties style:font-name="Times New Roman1" fo:font-weight="bold" style:font-weight-asian="bold" style:font-weight-complex="bold"/>
    </style:style>
    <style:style style:name="T87" style:family="text">
      <style:text-properties style:font-weight-asian="normal" style:font-weight-complex="normal"/>
    </style:style>
    <style:style style:name="T88" style:family="text">
      <style:text-properties officeooo:rsid="00112544" style:font-weight-asian="normal" style:font-weight-complex="normal"/>
    </style:style>
    <style:style style:name="T89" style:family="text">
      <style:text-properties officeooo:rsid="0014e521" style:font-weight-asian="normal" style:font-weight-complex="normal"/>
    </style:style>
    <style:style style:name="T90" style:family="text">
      <style:text-properties officeooo:rsid="001284b5"/>
    </style:style>
    <style:style style:name="T91" style:family="text">
      <style:text-properties officeooo:rsid="00142a27"/>
    </style:style>
    <style:style style:name="T92" style:family="text">
      <style:text-properties officeooo:rsid="0014e521"/>
    </style:style>
    <style:style style:name="T93" style:family="text">
      <style:text-properties officeooo:rsid="0014f25c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fo:font-size="12pt" officeooo:rsid="0014f25c" style:font-size-asian="12pt" style:font-size-complex="12pt"/>
    </style:style>
    <style:style style:name="T96" style:family="text">
      <style:text-properties style:font-name="Liberation Sans1"/>
    </style:style>
    <style:style style:name="T97" style:family="text">
      <style:text-properties officeooo:rsid="0019df4c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Heading_20_1" text:outline-level="1">Как определить, что полученное электронное письмо было отправлено мошенниками?</text:h>
      <text:h text:style-name="Heading_20_2" text:outline-level="2"><text:bookmark text:name="id0"/>Принципы обмена сообщениями электронной почты.</text:h>
      <text:p text:style-name="P4">В самом общем случае схема обмена электронными сообщениями (электронная почта, e-mail) выглядит следующим образом </text:p>
      <text:p text:style-name="P9"/>
      <text:p text:style-name="P20"/>
      <text:p text:style-name="P46"><text:span text:style-name="T64">ПЭВМ <text:s text:c="6"/></text:span><text:span text:style-name="T53">-←→-</text:span><text:span text:style-name="T64">Почтовый сервер</text:span> <text:s text:c="13"/><text:span text:style-name="T64">Почтовыйсервер</text:span><text:span text:style-name="T54">-←</text:span><text:span text:style-name="T53">----→-</text:span><text:span text:style-name="T64">ПЭВМ <text:s text:c="6"/></text:span></text:p>
      <text:p text:style-name="P45"><text:span text:style-name="T65">отправителя</text:span> <text:s text:c="5"/><text:span text:style-name="T65">отправителя <text:s text:c="3"/></text:span><text:span text:style-name="T53">-←------→-</text:span><text:span text:style-name="T65">получателя <text:s text:c="3"/></text:span><text:s text:c="11"/><text:span text:style-name="T65">получателя </text:span></text:p>
      <text:p text:style-name="P21"/>
      <text:p text:style-name="P12"/>
      <text:p text:style-name="P2"><text:span text:style-name="T15">В</text:span><text:span text:style-name="T14"> процессе обмена электронными сообщениями используются не только технические и программные средства отправителя и получателя, но и </text:span><text:span text:style-name="T22">почтовые </text:span><text:span text:style-name="T14">серверы. </text:span><text:span text:style-name="T15">Их</text:span><text:span text:style-name="T14"> задачей является прием писем, предназначенных к отправке от отправителя, доставка их в </text:span><text:span text:style-name="T22">почтовый ящик </text:span><text:span text:style-name="T14">получателя, временное хранение, и передача из почтового ящика получателю.</text:span></text:p>
      <text:p text:style-name="P2"><text:span text:style-name="T14">В качестве одного из элементов электронной почты, почтовый ящик представляет собой обычный каталог </text:span><text:span text:style-name="T15">на </text:span><text:span text:style-name="T14">файловой систем</text:span><text:span text:style-name="T15">е</text:span><text:span text:style-name="T14">, а электронные письма – файлы данных, в данном каталоге. На стороне клиента используется программное обеспечение – почтовый клиент. </text:span><text:span text:style-name="T15">Н</text:span><text:span text:style-name="T14">апример, </text:span><text:span text:style-name="T23">Microsoft Outlook</text:span><text:span text:style-name="T14"> для Windows или </text:span><text:span text:style-name="T23">Mozilla Thunderbird</text:span><text:span text:style-name="T14"> для Linux. </text:span><text:span text:style-name="T15">Е</text:span><text:span text:style-name="T14">сли вы работаете через веб-интерфейс, то использует</text:span><text:span text:style-name="T15">ся</text:span><text:span text:style-name="T14"> почтовое клиентское программное обеспечение, выполняющееся </text:span><text:span text:style-name="T15">на</text:span><text:span text:style-name="T14"> сервер</text:span><text:span text:style-name="T15">е</text:span><text:span text:style-name="T14">. Почтовые серверы и клиенты реализуют, как минимум два прикладных протокола. </text:span><text:span text:style-name="T15">Д</text:span><text:span text:style-name="T14">ля передачи электронных писем – </text:span><text:span text:style-name="T22">SMTP</text:span><text:span text:style-name="T16"> </text:span><text:span text:style-name="T14">(Simple Mail Transfer Protocol), второй - для приема </text:span><text:span text:style-name="T22">POP3 </text:span><text:span text:style-name="T14">(Post Office Protocol ver 3). Оба протокола на прикладном уровне реализованы в виде обмена текстовыми сообщениями в кодировке ASCII. </text:span><text:span text:style-name="T15">П</text:span><text:span text:style-name="T14">рикрепленный к электронному письму бинарный файл преобразуется перед передачей в последовательность стандартных отображаемых символов и при приеме — в исходный вид.</text:span></text:p>
      <text:p text:style-name="P2"><text:span text:style-name="T14">Отправитель почтового сообщения подключается к своему почтовому серверу с использованием протокола прикладного уровня </text:span><text:span text:style-name="T22">SMTP</text:span><text:span text:style-name="T14">. После чего сеанс обмена завершается. </text:span><text:span text:style-name="T15">П</text:span><text:span text:style-name="T14">очтовый сервер отправителя, </text:span><text:span text:style-name="T15">по</text:span><text:span text:style-name="T14"> электронно</text:span><text:span text:style-name="T15">му</text:span><text:span text:style-name="T14"> адрес</text:span><text:span text:style-name="T15">у</text:span><text:span text:style-name="T14"> получателя, находит его почтовый сервер </text:span><text:span text:style-name="T15">и</text:span><text:span text:style-name="T14"> передает письмо, которое помещается в почтовый ящик получателя. Структура адреса в виде </text:span><text:a xlink:type="simple" xlink:href="mailto:user@domain.ru" text:style-name="Internet_20_link" text:visited-style-name="Visited_20_Internet_20_Link"><text:span text:style-name="T22">user@domain.ru</text:span></text:a><text:span text:style-name="T16"> </text:span><text:span text:style-name="T17">содержит</text:span><text:span text:style-name="T14">:</text:span>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2">user</text:p>
          </table:table-cell>
          <table:table-cell table:style-name="Таблица1.B1" office:value-type="string">
            <text:p text:style-name="P30">имя пользователя, оно же – имя каталога, используемого в качестве почтового ящика.</text:p>
          </table:table-cell>
        </table:table-row>
        <table:table-row>
          <table:table-cell table:style-name="Таблица1.A2" office:value-type="string">
            <text:p text:style-name="P33">domain.ru</text:p>
          </table:table-cell>
          <table:table-cell table:style-name="Таблица1.B2" office:value-type="string">
            <text:p text:style-name="P30">доменное имя "<text:span text:style-name="T68">domain.ru</text:span>", по которому определяется почтовый сервер, <text:span text:style-name="T66">содержащий</text:span> почтовый ящик. Для <text:span text:style-name="T66">поиска</text:span> почтовых серверов, используется служба разрешения имен DNS. </text:p>
          </table:table-cell>
        </table:table-row>
        <table:table-row>
          <table:table-cell table:style-name="Таблица1.A2" office:value-type="string">
            <text:p text:style-name="P31"><text:a xlink:type="simple" xlink:href="mailto:test@mail.ru" text:style-name="Internet_20_link" text:visited-style-name="Visited_20_Internet_20_Link"><text:span text:style-name="T67">test@mail.ru</text:span></text:a></text:p>
          </table:table-cell>
          <table:table-cell table:style-name="Таблица1.B2" office:value-type="string">
            <text:p text:style-name="P30">почтовый ящик пользователя "<text:span text:style-name="T68">test</text:span>" в домене mail.ru</text:p>
          </table:table-cell>
        </table:table-row>
      </table:table>
      <text:p text:style-name="P11"/>
      <text:p text:style-name="P5"><text:soft-page-break/><text:span text:style-name="T66">Если</text:span> <text:span text:style-name="T66">имя получателя указан неверно</text:span> или <text:span text:style-name="T66">он</text:span> отсутствует, письмо не может быть доставлено. <text:span text:style-name="T66">О</text:span>тправителю отсылается сообщение об этом факте, содержащее "<text:span text:style-name="T56">Mailbox does not exist</text:span>" (почтовый ящик не существует):</text:p>
      <text:p text:style-name="P11"/>
      <text:p text:style-name="P34">SMTP error from remote mail server after RCPT TO:</text:p>
      <text:p text:style-name="P36"><text:s text:c="2"/>^nbsp <text:s text:c="2"/>host mx01.mail.ru [94.85.88.20]: 550 Mailbox user@mail.ru does not exist.</text:p>
      <text:p text:style-name="P11"/>
      <text:p text:style-name="P5">Обычно, сообщения об <text:span text:style-name="T48">ошибках доставки</text:span> электронной почты отправляются <text:span text:style-name="T49">письмом </text:span><text:span text:style-name="T48">с темой</text:span>:</text:p>
      <text:p text:style-name="P11"/>
      <text:p text:style-name="P25"><text:span text:style-name="T22">Mail delivery failed: returning message to sender</text:span><text:span text:style-name="T14"> </text:span></text:p>
      <text:p text:style-name="P11"/>
      <text:p text:style-name="P3"><text:span text:style-name="T14">В случае, когда </text:span><text:span text:style-name="T23">ошибочно указана часть адреса после знака</text:span><text:span text:style-name="T14"> </text:span><text:span text:style-name="T38">'</text:span><text:span text:style-name="T34">@</text:span><text:span text:style-name="T36">'</text:span><text:span text:style-name="T14">, то сообщение об ошибке будет сопровождаться текстом о том, что </text:span><text:span text:style-name="T23">не найден домен</text:span><text:span text:style-name="T14"> (</text:span><text:span text:style-name="T28">Domain . . . not found</text:span><text:span text:style-name="T14">). В зависимости </text:span><text:span text:style-name="T15">от</text:span><text:span text:style-name="T14"> настроек серверов, текст сообщений об ошибках доставки может отличаться. </text:span></text:p>
      <text:p text:style-name="P2"><text:span text:style-name="T14">Если ошибок не</text:span><text:span text:style-name="T15">т</text:span><text:span text:style-name="T14">, получателю остается подключиться к серверу сво</text:span><text:span text:style-name="T15">им</text:span><text:span text:style-name="T14"> почтов</text:span><text:span text:style-name="T15">ым</text:span><text:span text:style-name="T14"> клиент</text:span><text:span text:style-name="T15">ом</text:span><text:span text:style-name="T14"> и по протоколу прикладного уровня </text:span><text:span text:style-name="T22">POP3</text:span><text:span text:style-name="T16"> </text:span><text:span text:style-name="T14"><text:s/></text:span><text:span text:style-name="T18">получить</text:span><text:span text:style-name="T14"> </text:span><text:span text:style-name="T18">письмо.</text:span></text:p>
      <text:p text:style-name="P2"><text:span text:style-name="T14">Протокол SMTP был разработан еще в начале 80-х годов прошлого века (основные спецификации — RFC821 </text:span><text:span text:style-name="T18">и</text:span><text:span text:style-name="T14"> RFC822). </text:span><text:span text:style-name="T18">Он</text:span><text:span text:style-name="T14">, с некоторыми изменениями и дополнениями, используется до сих пор. Последнее обновление в 2008г. RFC5321 добавило масштабируемое расширение протокола — </text:span><text:span text:style-name="T22">ESMTP </text:span><text:span text:style-name="T14">(Extended SMTP). Однако в повседневной терминологии, по прежнему используется название </text:span><text:span text:style-name="T22">SMTP</text:span><text:span text:style-name="T16">.</text:span></text:p>
      <text:p text:style-name="P5">При стандартной настройке, почтовый сервер ожидает входящие соединения на TCP/25. <text:span text:style-name="T69">После подключения</text:span> почтовый сервер передает свое приветствие, например:</text:p>
      <text:p text:style-name="P11"/>
      <text:p text:style-name="P87">220 fcgp03.nicmail.ru ESMTP CommuniGate Pro 5.2.3.</text:p>
      <text:p text:style-name="P11"/>
      <text:p text:style-name="P5">Информационные и управляющие сообщения сервер<text:span text:style-name="T69">а</text:span>, <text:span text:style-name="T48">состоят из номера</text:span> <text:span text:style-name="T69">(</text:span>в данном случае — 220 (сервер готов к работе) и поясняющего текста. Данные, передаваемые клиентом, не имеют номера и передаются в виде набора отображаемых символов.</text:p>
      <text:p text:style-name="P2"><text:span text:style-name="T14">Для начала сессии, в соответствии со спецификацией протокола SMTP клиент должен сообщить свое локальное имя хоста с использованием </text:span><text:span text:style-name="T23">директивы HELO</text:span><text:span text:style-name="T14">. </text:span><text:span text:style-name="T23">Вместо HELO</text:span><text:span text:style-name="T14">, может быть использована директива </text:span><text:span text:style-name="T22">EHLO</text:span><text:span text:style-name="T14">, в ответ на которую сервер </text:span><text:span text:style-name="T23">передает список поддерживаемых им команд</text:span><text:span text:style-name="T14"> протокола SMTP</text:span></text:p>
      <text:p text:style-name="P72"><text:span text:style-name="T14"/></text:p>
      <text:p text:style-name="P25"><text:span text:style-name="T44">EHLO MyComp.Mydomain</text:span><text:span text:style-name="T14"> </text:span></text:p>
      <text:p text:style-name="P11"/>
      <text:p text:style-name="P5">В качестве <text:span text:style-name="T48">аргумента директивы EHLO передается имя компьютера</text:span>.</text:p>
      <text:p text:style-name="P5"><text:span text:style-name="T69">При успешном ответе</text:span> сервера (идентификатор 250 — OK) будут перечислены поддерживаемые им команды протокола SMTP:</text:p>
      <text:p text:style-name="P11"/>
      <text:p text:style-name="P77">250-fcgp03.nicmail.ru domain name should be qualified MyComp.Mydomain </text:p>
      <text:p text:style-name="P77">250-SIZE 31457280</text:p>
      <text:p text:style-name="P77">250-AUTH LOGIN PLAIN CRAM-MD5 DIGEST-MD5 MSN</text:p>
      <text:p text:style-name="P77">250-ETRN</text:p>
      <text:p text:style-name="P77">250-TURN</text:p>
      <text:p text:style-name="P77">250-ATRN</text:p>
      <text:p text:style-name="P77">250-8BITMIME</text:p>
      <text:p text:style-name="P77">250-HELP</text:p>
      <text:p text:style-name="P77">250 EHLO</text:p>
      <text:p text:style-name="P11"/>
      <text:p text:style-name="P5"><text:soft-page-break/>Список команд SMTP зависит от разновидности и конкретных настроек сервера. В связи с проблемой СПАМа, подавляющее большинство почтовых серверов настраивается только на работу с разрешением на подключение с заранее известных IP‑адресов или с авторизацией пользователя. Поэтому почтовая клиентская программа выдает <text:span text:style-name="T48">директиву AUTH</text:span>, указывающую какую процедуру проверки подлинности пользователя она будет использовать:</text:p>
      <text:p text:style-name="P11"/>
      <text:p text:style-name="P23">AUTH LOGIN</text:p>
      <text:p text:style-name="P11"/>
      <text:p text:style-name="P5">В данном случае будет использоваться проверка подлинности пользователя по имени и паролю. <text:span text:style-name="T69">В ответ</text:span> сервер выдает сообщение c номером 334 (выполнение процедуры аутентификации):</text:p>
      <text:p text:style-name="P11"/>
      <text:p text:style-name="P22">334 VXNlcm5hbWU6</text:p>
      <text:p text:style-name="P75"><text:span text:style-name="T13"/></text:p>
      <text:p text:style-name="P15"><text:span text:style-name="T1">В рассматриваемом примере SMTP-сессии </text:span><text:span text:style-name="T3">обмен </text:span><text:span text:style-name="T1">между клиентом и сервером выполняется в кодировке </text:span><text:span text:style-name="T9">Base64</text:span><text:span text:style-name="T1">. </text:span><text:span text:style-name="T3">Д</text:span><text:span text:style-name="T1">ля перекодировки данных, проще всего, воспользоваться </text:span><text:span text:style-name="T2">перекодировщиком b64, взятом из Интернет в виде исходных текстов на С. </text:span><text:span text:style-name="T1">Для перекодировки строку Base64 </text:span><text:span text:style-name="T2">при помощи команды </text:span><text:span text:style-name="T40">echo</text:span><text:span text:style-name="T2"> передаем во входной поток </text:span><text:span text:style-name="T3">программы </text:span><text:span text:style-name="T40">b64</text:span><text:span text:style-name="T2">, запущенной с параметром «</text:span><text:span text:style-name="T29">-d</text:span><text:span text:style-name="T2">» (декодировать). </text:span><text:span text:style-name="T3">В результате</text:span><text:span text:style-name="T1"> получаем текст «</text:span><text:span text:style-name="T30">Username:</text:span><text:span text:style-name="T7">», </text:span><text:span text:style-name="T8">то есть</text:span><text:span text:style-name="T1"> запрос имени пользователя. Клиентская программа также отправляет </text:span><text:span text:style-name="T3">имя пользователя </text:span><text:span text:style-name="T1">в кодировке Base64. </text:span><text:span text:style-name="T3">Например</text:span><text:span text:style-name="T1">: «</text:span><text:span text:style-name="T45">QmlsbEdhdGVzQG1pY3Jvc29mdC5jb20=»</text:span><text:span text:style-name="T46">.</text:span></text:p>
      <text:p text:style-name="P5"><text:span text:style-name="T63">Аналогично</text:span> определяется, что строка «<text:span text:style-name="T81">334 UGFzc3dvcmQ6</text:span><text:span text:style-name="T80">» </text:span>означает запрос пароля — «<text:span text:style-name="T73">Password</text:span><text:span text:style-name="T87">». </text:span><text:span text:style-name="T88">В ответ </text:span>клиентская программа передает пароль, также в кодировке Base64 «<text:span text:style-name="T81">YXNkYXRh</text:span><text:span text:style-name="T80">».</text:span></text:p>
      <text:p text:style-name="P63"><text:span text:style-name="T80">Процесс декодирования приведенных выше строк приведен ниже.</text:span></text:p>
      <text:p text:style-name="P13"/>
      <text:p text:style-name="P26"><text:span text:style-name="T27"># </text:span><text:span text:style-name="T26">echo "VXNlcm5hbWU6" | b64 -d</text:span></text:p>
      <text:p text:style-name="P18">Username:</text:p>
      <text:p text:style-name="P27"><text:span text:style-name="T31"># echo "</text:span><text:span text:style-name="T55">QmlsbEdhdGVzQG1pY3Jvc29mdC5jb20=</text:span><text:span text:style-name="T31">" | b64 -d</text:span></text:p>
      <text:p text:style-name="P28"><text:a xlink:type="simple" xlink:href="mailto:BillGates@microsoft.com" text:style-name="Internet_20_link" text:visited-style-name="Visited_20_Internet_20_Link"><text:span text:style-name="T32">BillGates@microsoft.com</text:span></text:a></text:p>
      <text:p text:style-name="P17"># echo 'UGFzc3dvcmQ6' | b64 -d</text:p>
      <text:p text:style-name="P19">Password:</text:p>
      <text:p text:style-name="P29"><text:span text:style-name="T33"># </text:span><text:span text:style-name="T32">echo 'YXNkYXRh' | b64 -d</text:span></text:p>
      <text:p text:style-name="P19">asdata</text:p>
      <text:p text:style-name="P13"/>
      <text:p text:style-name="P5">Если <text:span text:style-name="T69">аутентификация завершена корректно</text:span>, сервер отвечает сообщением <text:span text:style-name="T69">вида</text:span>:</text:p>
      <text:p text:style-name="P11"/>
      <text:p text:style-name="P79">235 testuser@mail.ru authenticated</text:p>
      <text:p text:style-name="P68"/>
      <text:p text:style-name="P5"><text:span text:style-name="T69">При ошибочной аутентификации</text:span> сервер ответит кодом ошибки из набора сообщений с номерами «<text:span text:style-name="T73">4ХХ, 5ХХ</text:span><text:span text:style-name="T87">».</text:span></text:p>
      <text:p text:style-name="P5"><text:span text:style-name="T48">Далее</text:span> клиентская программа сообщает серверу <text:span text:style-name="T48">адрес отправителя</text:span><text:span text:style-name="T87"> </text:span><text:span text:style-name="T88">в виде</text:span>:</text:p>
      <text:p text:style-name="P11"/>
      <text:p text:style-name="P80"><text:span text:style-name="T82">MAIL FROM: </text:span><text:a xlink:type="simple" xlink:href="mailto:testuser@mail.ru" text:style-name="Internet_20_link" text:visited-style-name="Visited_20_Internet_20_Link"><text:span text:style-name="T83">testuser@mail.ru</text:span></text:a></text:p>
      <text:p text:style-name="P11"/>
      <text:p text:style-name="P5"><text:span text:style-name="T69">С</text:span>ерьезны<text:span text:style-name="T69">м</text:span> недостатко<text:span text:style-name="T69">м</text:span> протокола SMTP является его слабая защита от подделки почтовых отправлений. Как <text:span text:style-name="T48">в директиве</text:span> «<text:span text:style-name="T73">HELO</text:span><text:span text:style-name="T87">»</text:span><text:span text:style-name="T47"> </text:span><text:span text:style-name="T48">можно указать любой адрес</text:span> хоста, так и <text:span text:style-name="T48">в директиве</text:span> «<text:span text:style-name="T73">MAIL FROM</text:span><text:span text:style-name="T87">» </text:span>можно указать <text:span text:style-name="T48">любой адрес отправителя</text:span><text:span text:style-name="T87">.</text:span> <text:span text:style-name="T69">Н</text:span>апример:</text:p>
      <text:p text:style-name="P11"/>
      <text:p text:style-name="P80"><text:soft-page-break/><text:span text:style-name="T83">font color="blue"&gt; MAIL FROM: </text:span><text:a xlink:type="simple" xlink:href="mailto:BillGates@microsoft.com" text:style-name="Internet_20_link" text:visited-style-name="Visited_20_Internet_20_Link">BillGates@microsoft.com</text:a></text:p>
      <text:p text:style-name="P11"/>
      <text:p text:style-name="P5">Если почтовый адрес соответствует формату <text:span text:style-name="T73">user@domain</text:span>, сервер выдаст сообщение с номером 250 (OK). <text:span text:style-name="T69">Например</text:span>:</text:p>
      <text:p text:style-name="P11"/>
      <text:p text:style-name="P79">250 BiilGates@microsoft.com sender accepted</text:p>
      <text:p text:style-name="P55"/>
      <text:p text:style-name="P7"><text:span text:style-name="T69">К</text:span>лиентская почтовая программа получателя именно <text:span text:style-name="T48">этот адрес отобразит в принятом письме</text:span>.</text:p>
      <text:p text:style-name="P5">Получив от сервера подтверждение, что адрес принят, клиентская программа <text:span text:style-name="T48">передает адрес получателя</text:span> с помощью директивы «<text:span text:style-name="T73">RCPT TO</text:span><text:span text:style-name="T87">». </text:span><text:span text:style-name="T88">Например</text:span><text:span text:style-name="T87">:</text:span></text:p>
      <text:p text:style-name="P11"><text:span text:style-name="T87"/></text:p>
      <text:p text:style-name="P79">RCPT TO: test@rambler.ru</text:p>
      <text:p text:style-name="P11"/>
      <text:p text:style-name="P5">Если адрес получателя соответствует формату <text:span text:style-name="T73">user@domain</text:span>, сервер ответит сообщением о готовности принять почтовое сообщение для доставки. <text:span text:style-name="T90">Например</text:span>:</text:p>
      <text:p text:style-name="P11"/>
      <text:p text:style-name="P50">250 test@rambler.ru will relay mail for an authenticated user</text:p>
      <text:p text:style-name="P11"/>
      <text:p text:style-name="P58">Далее <text:span text:style-name="T90">для</text:span> передачи данных клиентская программа передает команду «<text:span text:style-name="T68">DATA</text:span><text:span text:style-name="T84">»</text:span><text:span text:style-name="T87">,</text:span></text:p>
      <text:p text:style-name="P53"><text:span text:style-name="T87"/></text:p>
      <text:p text:style-name="P78">DATA</text:p>
      <text:p text:style-name="P11"/>
      <text:p text:style-name="P5">На что сервер отвечает сообщением с номером <text:span text:style-name="T48">354</text:span> ("начать ввод текста письма").</text:p>
      <text:p text:style-name="P11"/>
      <text:p text:style-name="P79">354 Enter mail, end with "." on a line by itself</text:p>
      <text:p text:style-name="P11"/>
      <text:p text:style-name="P5"><text:span text:style-name="T90">П</text:span>исьмо может быть набором вводимых с клавиатуры, <text:span text:style-name="T90">в</text:span> ASCII. <text:span text:style-name="T90">Н</text:span>апример:</text:p>
      <text:p text:style-name="P11"/>
      <text:p text:style-name="P78">Hello.</text:p>
      <text:p text:style-name="P11"/>
      <text:p text:style-name="P5">Признаком конца сообщения является отдельная строка, содержащая символ «<text:span text:style-name="T68">.</text:span>» "точка".</text:p>
      <text:p text:style-name="P11"/>
      <text:p text:style-name="P24">.</text:p>
      <text:p text:style-name="P11"/>
      <text:p text:style-name="P5"><text:span text:style-name="T90">С</text:span>ервер <text:span text:style-name="T90">отвечает</text:span> сообщение<text:span text:style-name="T90">м</text:span> о принятии к доставке введенного сообщения:</text:p>
      <text:p text:style-name="P11"/>
      <text:p text:style-name="P78">250 message accepted for delivery</text:p>
      <text:p text:style-name="P11"/>
      <text:p text:style-name="P5">После чего программа почтового клиента завершает сессию:</text:p>
      <text:p text:style-name="P11"/>
      <text:p text:style-name="P79">QUIT</text:p>
      <text:p text:style-name="P11"/>
      <text:p text:style-name="P5">В ответ почтовый сервер сообщает о закрытии соединения:</text:p>
      <text:p text:style-name="P11"/>
      <text:p text:style-name="P78">221 fcgp03.nicmail.ru CommuniGate Pro SMTP closing connection </text:p>
      <text:p text:style-name="P11"/>
      <text:p text:style-name="P5"><text:span text:style-name="T90">К</text:span>огда передавался только простой текст, использовался <text:span text:style-name="T90">этот</text:span> способ передачи писем. <text:span text:style-name="T90">Затем</text:span> появилась необходимость создавать красивое оформление, п<text:span text:style-name="T90">ередавать </text:span>файлы произвольного формата, использовать национальные алфавиты и т.п. Таким образом, в дополнение к документу <text:span text:style-name="T47">RFC821 </text:span>был разработан документ <text:span text:style-name="T47">RFC822</text:span>, стандартизирующий основное содержание сообщений электронной почты. <text:span text:style-name="T90">В </text:span>документ<text:span text:style-name="T90">ах</text:span> <text:span text:style-name="T47">RFC2045 </text:span>и <text:span text:style-name="T47">RFC2046</text:span>, описывающие формат расширений <text:span text:style-name="T47">MIME</text:span><text:span text:style-name="T87"> </text:span>(<text:span text:style-name="T48">Multipurpose Internet Mail Extensions</text:span> — многоцелевое расширение электронной почты), предназначенный для обработки составных и нестандартных сообщений.</text:p>
      <text:h text:style-name="Heading_20_2" text:outline-level="2"><text:bookmark text:name="id1"/><text:soft-page-break/>Формат электронного письма.</text:h>
      <text:p text:style-name="P5"><text:span text:style-name="T91">С</text:span>ообщение электронной почты состоит из 2-х частей — <text:span text:style-name="T47">заголовка </text:span>и <text:span text:style-name="T47">тела</text:span>. Заголовок письма формируется почтовым программным обеспечением и состоит из нескольких строк в кодировке ASCII. Заголовок содержит служебную информацию, необходимую для доставки и обработки электронного послания. <text:span text:style-name="T48">Каждое поле заголовка состоит из названия, символа двоеточия, и данных поля</text:span>. Некоторые поля заголовка имеют фиксированную структуру, например, поле <text:span text:style-name="T73">From:</text:span><text:span text:style-name="T87"> </text:span>(адрес отправителя), а некоторые — произвольную, как например, поле <text:span text:style-name="T73">Subject:</text:span><text:span text:style-name="T47"> </text:span>(тема письма). </text:p>
      <text:p text:style-name="P5">Основные поля сообщения: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From:</text:p>
          </table:table-cell>
          <table:table-cell table:style-name="Таблица2.B1" office:value-type="string">
            <text:p text:style-name="P42">адрес отправителя </text:p>
          </table:table-cell>
        </table:table-row>
        <table:table-row>
          <table:table-cell table:style-name="Таблица2.A2" office:value-type="string">
            <text:p text:style-name="P44">To:</text:p>
          </table:table-cell>
          <table:table-cell table:style-name="Таблица2.B2" office:value-type="string">
            <text:p text:style-name="P42">адрес получателя </text:p>
          </table:table-cell>
        </table:table-row>
        <table:table-row>
          <table:table-cell table:style-name="Таблица2.A2" office:value-type="string">
            <text:p text:style-name="P44">Date:</text:p>
          </table:table-cell>
          <table:table-cell table:style-name="Таблица2.B2" office:value-type="string">
            <text:p text:style-name="P42">дата отправки</text:p>
          </table:table-cell>
        </table:table-row>
        <table:table-row>
          <table:table-cell table:style-name="Таблица2.A2" office:value-type="string">
            <text:p text:style-name="P44">Cc:</text:p>
          </table:table-cell>
          <table:table-cell table:style-name="Таблица2.B2" office:value-type="string">
            <text:p text:style-name="P42">копия сообщения отправляется на указанный адрес</text:p>
          </table:table-cell>
        </table:table-row>
        <table:table-row>
          <table:table-cell table:style-name="Таблица2.A2" office:value-type="string">
            <text:p text:style-name="P44">Bc</text:p>
          </table:table-cell>
          <table:table-cell table:style-name="Таблица2.B2" office:value-type="string">
            <text:p text:style-name="P42">скрытая копия</text:p>
          </table:table-cell>
        </table:table-row>
        <table:table-row>
          <table:table-cell table:style-name="Таблица2.A2" office:value-type="string">
            <text:p text:style-name="P44">Subject:</text:p>
          </table:table-cell>
          <table:table-cell table:style-name="Таблица2.B2" office:value-type="string">
            <text:p text:style-name="P42">тема сообщения</text:p>
          </table:table-cell>
        </table:table-row>
        <table:table-row>
          <table:table-cell table:style-name="Таблица2.A2" office:value-type="string">
            <text:p text:style-name="P44">Message-ID:</text:p>
          </table:table-cell>
          <table:table-cell table:style-name="Таблица2.B2" office:value-type="string">
            <text:p text:style-name="P43">идентификатор сообщения, присвоенный почтовым ПО.</text:p>
          </table:table-cell>
        </table:table-row>
        <table:table-row>
          <table:table-cell table:style-name="Таблица2.A2" office:value-type="string">
            <text:p text:style-name="P44">Reply-To:</text:p>
          </table:table-cell>
          <table:table-cell table:style-name="Таблица2.B2" office:value-type="string">
            <text:p text:style-name="P42">адрес для ответа на сообщение. </text:p>
          </table:table-cell>
        </table:table-row>
        <table:table-row>
          <table:table-cell table:style-name="Таблица2.A2" office:value-type="string">
            <text:p text:style-name="P44">Priority</text:p>
          </table:table-cell>
          <table:table-cell table:style-name="Таблица2.B2" office:value-type="string">
            <text:p text:style-name="P42">Приоритет (важность) сообщения</text:p>
          </table:table-cell>
        </table:table-row>
        <table:table-row>
          <table:table-cell table:style-name="Таблица2.A2" office:value-type="string">
            <text:p text:style-name="P44">X-Mailer:</text:p>
          </table:table-cell>
          <table:table-cell table:style-name="Таблица2.B2" office:value-type="string">
            <text:p text:style-name="P42">почтовая программа, с помощью которой отправлено сообщение.</text:p>
          </table:table-cell>
        </table:table-row>
        <table:table-row>
          <table:table-cell table:style-name="Таблица2.A2" office:value-type="string">
            <text:p text:style-name="P44">Received:</text:p>
          </table:table-cell>
          <table:table-cell table:style-name="Таблица2.B2" office:value-type="string">
            <text:p text:style-name="P42">поле с адресами и временем обработки сообщения промежуточными серверами при доставке сообщения адресату. </text:p>
          </table:table-cell>
        </table:table-row>
      </table:table>
      <text:p text:style-name="P11"/>
      <text:p text:style-name="P5"><text:span text:style-name="T48">Минимальный заголовок</text:span> сообщения должен содержать поля <text:span text:style-name="T73">From:</text:span>, <text:span text:style-name="T73">To:</text:span><text:span text:style-name="T47"> </text:span>(или <text:span text:style-name="T73">Cc:</text:span>) и <text:span text:style-name="T73">Date:</text:span>. <text:span text:style-name="T48">При доставке сообщения</text:span>, к первоначальному заголовку письма могут быть <text:span text:style-name="T48">добавлены поля</text:span>, сформированные промежуточными почтовыми серверами. Так, например, <text:span text:style-name="T48">при отправке</text:span> сообщения <text:span text:style-name="T48">от</text:span> пользователя <text:span text:style-name="T68">user1@mail.ru</text:span> пользователю <text:span text:style-name="T68">user1@rambler.ru</text:span>, <text:span text:style-name="T48">письмо отправляется</text:span> клиентским почтовым программным обеспечением <text:span text:style-name="T48">на сервер</text:span>, обслуживающий <text:span text:style-name="T48">домен </text:span><text:span text:style-name="T68">mail.ru</text:span><text:span text:style-name="T77">.</text:span> <text:span text:style-name="T91">З</text:span>атем <text:span text:style-name="T91">оно </text:span>пересылается серверу, обслуживающему <text:span text:style-name="T48">домен </text:span><text:span text:style-name="T68">rambler.ru</text:span><text:span text:style-name="T77">.</text:span> <text:span text:style-name="T91">Затем</text:span> оно будет принято пользователем <text:span text:style-name="T68">user1@rambler.ru</text:span>. Пересылка может состоять из нескольких шагов и сопровождается добавлением полей промежуточны<text:span text:style-name="T91">ми</text:span> сервер<text:span text:style-name="T91">ами</text:span> в заголовок сообщения.</text:p>
      <text:p text:style-name="P5"><text:span text:style-name="T91">Ф</text:span>ормат содержимого письма <text:span text:style-name="T91">описывается </text:span>поля<text:span text:style-name="T91">ми</text:span>: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9">MIME-Version:</text:p>
          </table:table-cell>
          <table:table-cell table:style-name="Таблица3.B1" office:value-type="string">
            <text:p text:style-name="P40"><text:span text:style-name="T50">В</text:span><text:span text:style-name="T48">ерсия</text:span> <text:span text:style-name="T48">MIME</text:span>. Означает, что в данном сообщении используется расширение MIME и указывается его версия.</text:p>
          </table:table-cell>
        </table:table-row>
        <table:table-row>
          <table:table-cell table:style-name="Таблица3.A2" office:value-type="string">
            <text:p text:style-name="P47">Content-Type:</text:p>
          </table:table-cell>
          <table:table-cell table:style-name="Таблица3.B2" office:value-type="string">
            <text:p text:style-name="P40"><text:span text:style-name="T50">Т</text:span><text:span text:style-name="T48">ип содержимого</text:span>. Определяет содержание сообщения и алгоритм его обработки. <text:span text:style-name="T91">Н</text:span>апример, <text:span text:style-name="T47">Content‑Type:message/RFC-822</text:span><text:span text:style-name="T87"> </text:span>указывает, что далее следует сообщение в формате RFC-822 <text:span text:style-name="T91">(</text:span>простейшее текстовое сообщение в кодировке ASCII<text:span text:style-name="T91">)</text:span>.</text:p>
          </table:table-cell>
        </table:table-row>
        <table:table-row>
          <table:table-cell table:style-name="Таблица3.A2" office:value-type="string">
            <text:p text:style-name="P47">Content-Type: text/plain; charset="windows-1251"</text:p>
          </table:table-cell>
          <table:table-cell table:style-name="Таблица3.B2" office:value-type="string">
            <text:p text:style-name="P40"><text:span text:style-name="T91">Текстовое </text:span>сообщение из символов в кодировке, определяемой значением параметра <text:span text:style-name="T73">charset</text:span><text:span text:style-name="T47">. </text:span>(в <text:soft-page-break/>данном случае кодировк<text:span text:style-name="T91">а</text:span> <text:span text:style-name="T75">cp</text:span><text:span text:style-name="T68">1251</text:span>)</text:p>
          </table:table-cell>
        </table:table-row>
        <table:table-row>
          <table:table-cell table:style-name="Таблица3.A2" office:value-type="string">
            <text:p text:style-name="P47">Content-Type: text/html</text:p>
          </table:table-cell>
          <table:table-cell table:style-name="Таблица3.B2" office:value-type="string">
            <text:p text:style-name="P40"><text:span text:style-name="T50">Т</text:span><text:span text:style-name="T48">екст</text:span>, размеченный с использованием тегов языка HTML. </text:p>
          </table:table-cell>
        </table:table-row>
        <table:table-row>
          <table:table-cell table:style-name="Таблица3.A2" office:value-type="string">
            <text:p text:style-name="P48">Content-Type: multipart/mixed;</text:p>
            <text:p text:style-name="P48">boundary="----=_NextPart_000_008D_01CC0FEF.CCB47280"</text:p>
          </table:table-cell>
          <table:table-cell table:style-name="Таблица3.B2" office:value-type="string">
            <text:p text:style-name="P41"><text:span text:style-name="T91">С</text:span>ообщение состоит из нескольких частей различного содержания. Параметр <text:span text:style-name="T73">boundary</text:span><text:span text:style-name="T47"> </text:span>задает строку — разделитель между отдельными частями.</text:p>
          </table:table-cell>
        </table:table-row>
      </table:table>
      <text:p text:style-name="P11"/>
      <text:p text:style-name="P59"><text:span text:style-name="T91">П</text:span>оле <text:span text:style-name="T73">Content-Type:</text:span><text:span text:style-name="T47"> </text:span>может определять тип содержимого (<text:span text:style-name="T48">audio, video, image</text:span>), которое должно быть перекодировано при обработке почтового сообщения. Тип кодировки указывается полем <text:span text:style-name="T73">Content-Transfer-Encoding:</text:span>. </text:p>
      <text:p text:style-name="P59">- <text:span text:style-name="T73">7bit</text:span><text:span text:style-name="T72">, </text:span><text:span text:style-name="T73">8bit</text:span><text:span text:style-name="T47"> </text:span>или <text:span text:style-name="T47">binary</text:span><text:span text:style-name="T87"> - </text:span>перекодировка не используется.</text:p>
      <text:p text:style-name="P60">- <text:span text:style-name="T47">Base64</text:span><text:span text:style-name="T87"> - </text:span>кодирование <text:span text:style-name="T92">по алгоритму </text:span>Base64.</text:p>
      <text:p text:style-name="P60">- <text:span text:style-name="T47">quoted-printable</text:span><text:span text:style-name="T84"> - </text:span><text:span text:style-name="T85">к</text:span>аждый символ преобразуется в последовательность из <text:span text:style-name="T70">'</text:span><text:span text:style-name="T68">=</text:span><text:span text:style-name="T71">'</text:span><text:span text:style-name="T47"> </text:span>и двух символов задающих шестнадцатеричное значение кода преобразуемого символа. <text:span text:style-name="T92">Н</text:span>апример буква <text:span text:style-name="T47">Я</text:span><text:span text:style-name="T87"> </text:span><text:span text:style-name="T89">(</text:span>0xDF<text:span text:style-name="T92">)</text:span> будет представлена как <text:span text:style-name="T47">=DF.</text:span> <text:span text:style-name="T92">Символ </text:span><text:span text:style-name="T70">'</text:span><text:span text:style-name="T76">!</text:span><text:span text:style-name="T70">' (</text:span>восклицательный знак<text:span text:style-name="T92">) запишется как</text:span> <text:span text:style-name="T47">=21 </text:span>и т.п. Правила кодирования данных описаны в <text:span text:style-name="T47">RFC-1341.</text:span></text:p>
      <text:h text:style-name="Heading_20_2" text:outline-level="2"><text:bookmark text:name="id2"/>Как определить поддельное электронное письмо</text:h>
      <text:p text:style-name="P5"><text:span text:style-name="T92">Чаще всего</text:span> электронные послания от мошенников маскирую<text:span text:style-name="T92">тся</text:span> под организаторов всевозможных (беспроигрышных для них) лотерей, администрацию сайтов, сервисы электронных платежных систем и т.п. С помощью поддельных писем были взломаны многие страницы пользователей социальных сетей, учетные записи пользователей электронной почты, электронные кошельки т.д. <text:span text:style-name="T92">Иногда</text:span> наоборот, действительные письма, вызвавшие необоснованные подозрения были проигнорированы.</text:p>
      <text:p text:style-name="P5">Принятое письмо <text:span text:style-name="T92">необходимо просмотреть вместе с заголовком в непреобразованном виде.</text:span> Для почтового клиента <text:span text:style-name="T48">Microsoft Outlook Express</text:span> (а также Windows Mail и <text:span text:style-name="T92">т.п.</text:span>), нужно <text:span text:style-name="T48">выбрать конкретное письмо</text:span>, вызвать <text:span text:style-name="T48">контекстное меню правой кнопкой мышки</text:span> и <text:span text:style-name="T48">выбрать</text:span> пункт <text:span text:style-name="T73">Свойства</text:span><text:span text:style-name="T47"> </text:span>или нажать комбинацию клавиш <text:span text:style-name="T73">Alt</text:span><text:span text:style-name="T72">+</text:span><text:span text:style-name="T73">ENTER</text:span>. <text:span text:style-name="T92">Далее в</text:span> окн<text:span text:style-name="T92">е</text:span> свойств <text:span text:style-name="T51">выбрать</text:span> вкладк<text:span text:style-name="T92">у</text:span> "<text:span text:style-name="T48">Подробно</text:span>" (<text:span text:style-name="T92">иногда</text:span> – "<text:span text:style-name="T48">Сведения</text:span>").</text:p>
      <text:p text:style-name="P64"><text:span text:style-name="T60">В </text:span><text:span text:style-name="T57">режим</text:span><text:span text:style-name="T60">е</text:span><text:span text:style-name="T57"> "</text:span><text:span text:style-name="T62">Подробно</text:span><text:span text:style-name="T57">" будут отображаться </text:span><text:span text:style-name="T62">заголовки письма</text:span><text:span text:style-name="T57"> и, кроме того, появится возможность его просмотра в том виде, в каком оно было принято от почтового сервера при нажатии на кнопку </text:span><text:span text:style-name="T61">Исходное Сообщение</text:span><text:span text:style-name="T59"> </text:span></text:p>
      <text:p text:style-name="P67"><text:span text:style-name="T57">Исходный вид представляет собой заголовок письма, пустую строку, и тело письма.</text:span></text:p>
      <text:p text:style-name="P60">В других почтовых программах или в веб-интерфейсе почтовых служб также имеется возможность просмотра заголовка.</text:p>
      <text:p text:style-name="P60">- <text:span text:style-name="T68">mail.ru</text:span><text:span text:style-name="T87"> - </text:span>, заголовок можно просмотреть, нажав на иконку с надписью <text:span text:style-name="T47">RFC</text:span>, располагающейся в строке кнопок над письмом.</text:p>
      <text:p text:style-name="P60">- <text:span text:style-name="T76">yandex.ru</text:span><text:span text:style-name="T78"> -</text:span> в правом верхнем углу экрана нажать на иконку <text:span text:style-name="T47">Свойства письма</text:span>.</text:p>
      <text:p text:style-name="P54"/>
      <text:p text:style-name="P60">Названия кнопок могут различаться, но практически всегда существует возможность просмотра заголовка или полностью исходного вида электронного письма.</text:p>
      <text:p text:style-name="P5">Для просмотра заголовка электронного письма в почтовом клиенте <text:span text:style-name="T48">Microsoft Outlook 2010</text:span> нужно <text:span text:style-name="T48">открыть письмо двойным щелчком</text:span> и <text:span text:style-name="T48">выбрать в меню</text:span> <text:soft-page-break/>"<text:span text:style-name="T68">Файл -</text:span><text:span text:style-name="T76">&gt; </text:span><text:span text:style-name="T68">Сведения</text:span><text:span text:style-name="T77"> -</text:span><text:span text:style-name="T78">&gt; </text:span><text:span text:style-name="T68">Свойства</text:span>. Поля заголовка отображаются в окне "<text:span text:style-name="T48">Заголовки интернета</text:span>"</text:p>
      <text:p text:style-name="P66"><text:span text:style-name="T57">Для </text:span><text:span text:style-name="T62">примера</text:span><text:span text:style-name="T57">, рассмотрим заголовки письма, </text:span><text:span text:style-name="T62">в качестве отправителя</text:span><text:span text:style-name="T57"> в котором значилось "</text:span><text:span text:style-name="T62">Microsoft Corporation</text:span><text:span text:style-name="T57">" и </text:span><text:span text:style-name="T62">c темой</text:span><text:span text:style-name="T57"> "</text:span><text:span text:style-name="T62">You Won (View Attachment)</text:span><text:span text:style-name="T57">", где сообщалось о крупном выигрыше в электронной лотерее и предлагалось для его получения </text:span><text:span text:style-name="T62">заполнить анкету в присоединенном файле</text:span><text:span text:style-name="T57">.</text:span></text:p>
      <text:p text:style-name="P60">Задача заключается в том, чтобы <text:span text:style-name="T48">получить максимум достоверной информации об отправителе</text:span> данного электронного письма.</text:p>
      <text:p text:style-name="P54"/>
      <text:p text:style-name="P81"><text:s text:c="14"/>Sun, 01 Aug 2010 12:14:30 +0400</text:p>
      <text:p text:style-name="P81">X-QIP-Mass: Yes</text:p>
      <text:p text:style-name="P81">Received: from web83802.mail.sp1.yahoo.com ([69.147.85.67])</text:p>
      <text:p text:style-name="P81"><text:s text:c="14"/><text:span text:style-name="T93">by mx1.ks.pochta.ru with QIP.RU.SMTP</text:span></text:p>
      <text:p text:style-name="P83"><text:span text:style-name="T94"><text:s text:c="14"/></text:span><text:span text:style-name="T95">for </text:span><text:a xlink:type="simple" xlink:href="mailto:tst@xbest.ru" text:style-name="Internet_20_link" text:visited-style-name="Visited_20_Internet_20_Link"><text:span text:style-name="T95">tst@xbest.ru</text:span></text:a><text:span text:style-name="T95">; sun, 01 Aug 2010 12:14:20 +0400</text:span></text:p>
      <text:p text:style-name="P82">X-QIP-Sender: 69.147.85.67</text:p>
      <text:p text:style-name="P82">received: [qmail 59936 invoked by uid 60001]; 1 Aug 2010 08:07:27 0000</text:p>
      <text:p text:style-name="P84"><text:span text:style-name="T94">Message-ID: &lt;</text:span><text:a xlink:type="simple" xlink:href="mailto:306099.58326.qm@web83802.mail.sp1.yahoo.com" text:style-name="Internet_20_link" text:visited-style-name="Visited_20_Internet_20_Link"><text:span text:style-name="T94">306099.58326.qm@web83802.mail.sp1.yahoo.com</text:span></text:a><text:span text:style-name="T94">&gt;</text:span></text:p>
      <text:p text:style-name="P82">Received: from [41.29.80.148] by web83802.mail.sp1.yahoo.com via HTTPS; S</text:p>
      <text:p text:style-name="P82">X-Mailer: YahooMailIRC/420.4 YahoomailWebService/0.8.105.279950</text:p>
      <text:p text:style-name="P82">Date: Sun, 1 Aug 2010 01:07:25 -0700 (PDT)</text:p>
      <text:p text:style-name="P82">From: Microsoft Corporation &lt;<text:a xlink:type="simple" xlink:href="mailto:microsoft@alwert.net" text:style-name="Internet_20_link" text:visited-style-name="Visited_20_Internet_20_Link">microsoft@alwert.net</text:a>&gt;</text:p>
      <text:p text:style-name="P82">Reply-To: Microsoft Corporation &lt;<text:a xlink:type="simple" xlink:href="mailto:adminreference@gmail.com" text:style-name="Internet_20_link" text:visited-style-name="Visited_20_Internet_20_Link">adminreference@gmail.com</text:a>&gt;</text:p>
      <text:p text:style-name="P82">Subject: You Won (View Attachment)</text:p>
      <text:p text:style-name="P82">To: undisclosed recipients</text:p>
      <text:p text:style-name="P82">MIME Version 1.0</text:p>
      <text:p text:style-name="P82">Content-Type: multipart/mixed; boundary=<text:span text:style-name="T96">"</text:span>0-1367336795-1280650046=58326</text:p>
      <text:p text:style-name="P82">X-SpamTest-Envelope-From: <text:a xlink:type="simple" xlink:href="mailto:msnmcom@att.net" text:style-name="Internet_20_link" text:visited-style-name="Visited_20_Internet_20_Link">msnmcom@att.net</text:a></text:p>
      <text:p text:style-name="P82">X-SpamTest-Group-ID: 00000000</text:p>
      <text:p text:style-name="P14"/>
      <text:p text:style-name="P70"><text:span text:style-name="T24">П</text:span><text:span text:style-name="T23">ри пересылке</text:span><text:span text:style-name="T14"> программные средства </text:span><text:span text:style-name="T23">добавляют служебную информацию в заголовок</text:span><text:span text:style-name="T14">. </text:span><text:span text:style-name="T19">О</text:span><text:span text:style-name="T20">тправитель не имеет возможности изменить эти данные</text:span><text:span text:style-name="T14">. Самые </text:span><text:span text:style-name="T23">ранние</text:span><text:span text:style-name="T14"> по времени формирования поля заголовка, находятся </text:span><text:span text:style-name="T23">в нижней части</text:span><text:span text:style-name="T14">.</text:span></text:p>
      <text:p text:style-name="P70"><text:span text:style-name="T14"/></text:p>
      <text:list xml:id="list6872821" text:style-name="L1">
        <text:list-item>
          <text:p text:style-name="P88"><text:span text:style-name="T10">Поля</text:span><text:span text:style-name="T1">, </text:span><text:span text:style-name="T10">начинающиеся</text:span><text:span text:style-name="T7"> с </text:span><text:span text:style-name="T1">«</text:span><text:span text:style-name="T41">X-</text:span><text:span text:style-name="T7">»</text:span><text:span text:style-name="T1">, </text:span><text:span text:style-name="T5">чаще всего</text:span><text:span text:style-name="T1"> относятся к </text:span><text:span text:style-name="T10">программному обеспечению</text:span><text:span text:style-name="T1"> </text:span><text:span text:style-name="T10">отправ</text:span><text:span text:style-name="T12">ляющему</text:span><text:span text:style-name="T1"> письма, его </text:span><text:span text:style-name="T10">проверки на спам</text:span><text:span text:style-name="T1">, </text:span><text:span text:style-name="T10">вирусы</text:span><text:span text:style-name="T1"> и т.п. Особо полезных сведений для определения достоверности отправителя сообщения эти поля не содержат. </text:span><text:span text:style-name="T4">Они</text:span><text:span text:style-name="T1"> </text:span><text:span text:style-name="T10">могут быть использованы</text:span><text:span text:style-name="T1"> в качестве дополнительного источника информации. Например, </text:span><text:span text:style-name="T10">отправителем</text:span><text:span text:style-name="T1"> </text:span><text:span text:style-name="T10">отображается</text:span><text:span text:style-name="T1"> корпорация </text:span><text:span text:style-name="T10">Microsoft</text:span><text:span text:style-name="T7">, а </text:span><text:span text:style-name="T10">для отправки используется веб-почта </text:span><text:span text:style-name="T7">поисковой системы </text:span><text:span text:style-name="T10">Yahoo</text:span><text:span text:style-name="T1">, чего быть не может.</text:span></text:p>
        </text:list-item>
      </text:list>
      <text:p text:style-name="P73"><text:span text:style-name="T14"/></text:p>
      <text:p text:style-name="P16">X-Mailer: YahooMailRC/420.4 YahooMailWebService/0.8.105.279950</text:p>
      <text:p text:style-name="P11"/>
      <text:p text:style-name="P11"/>
      <text:list xml:id="list1242498757" text:style-name="L2">
        <text:list-item>
          <text:p text:style-name="P89"><text:span text:style-name="T4">Содержимое п</text:span><text:span text:style-name="T1">ол</text:span><text:span text:style-name="T4">ей</text:span><text:span text:style-name="T1"> </text:span><text:span text:style-name="T39">From:</text:span><text:span text:style-name="T1">, </text:span><text:span text:style-name="T39">To:</text:span><text:span text:style-name="T1"> и </text:span><text:span text:style-name="T39">Reply-To:</text:span><text:span text:style-name="T1"> </text:span><text:span text:style-name="T11">свидетельствует</text:span><text:span text:style-name="T1"> о </text:span><text:span text:style-name="T10">поддельности письма</text:span><text:span text:style-name="T1">.</text:span></text:p>
        </text:list-item>
      </text:list>
      <text:p text:style-name="P11"/>
      <text:p text:style-name="P86">From: Microsoft Corporation &lt; microsoft@gmail.com &gt; </text:p>
      <text:p text:style-name="P11"/>
      <text:p text:style-name="P61"><text:span text:style-name="T87">Выводимое </text:span><text:span text:style-name="T48">имя</text:span> <text:span text:style-name="T48">отправителя</text:span> "<text:span text:style-name="T68">Microsoft Corporation</text:span>" а <text:span text:style-name="T48">почтовый адрес</text:span> "<text:a xlink:type="simple" xlink:href="mailto:microsoft491@gmail.com" text:style-name="Internet_20_link" text:visited-style-name="Visited_20_Internet_20_Link"><text:span text:style-name="T79">microsoft491@gmail.com</text:span></text:a>".</text:p>
      <text:p text:style-name="P71"><text:span text:style-name="T21">А</text:span><text:span text:style-name="T14">дреса электронной почты </text:span><text:span text:style-name="T21">имеют</text:span><text:span text:style-name="T14"> формат «</text:span><text:a xlink:type="simple" xlink:href="mailto:user@domain" text:style-name="Internet_20_link" text:visited-style-name="Visited_20_Internet_20_Link"><text:span text:style-name="T34">user@domain</text:span></text:a><text:span text:style-name="T42">», </text:span><text:span text:style-name="T43">то есть</text:span><text:span text:style-name="T22"> «</text:span><text:span text:style-name="T23">Имя </text:span><text:span text:style-name="T22">пользователя» @ «</text:span><text:span text:style-name="T23">имя </text:span><text:span text:style-name="T22">домена</text:span><text:span text:style-name="T16">»</text:span><text:span text:style-name="T14">. Имя пользователя (имя почтового ящика) в </text:span><text:soft-page-break/><text:span text:style-name="T14">данном случае - </text:span><text:span text:style-name="T34">microsoft491</text:span><text:span text:style-name="T14">, а имя домена — </text:span><text:span text:style-name="T34">gmail.com</text:span><text:span text:style-name="T14">. </text:span><text:span text:style-name="T21">То есть</text:span><text:span text:style-name="T14"> это </text:span><text:span text:style-name="T23">бесплатный почтовый ящик в домене Google</text:span><text:span text:style-name="T14">.</text:span></text:p>
      <text:p text:style-name="P71"><text:span text:style-name="T14">Имя пользователя </text:span><text:span text:style-name="T23">можно завести любое</text:span><text:span text:style-name="T14">, если оно свободно, и соответствует правилам почтового сервиса, а </text:span><text:span text:style-name="T23">отображаемое имя не имеет отношения к реальному почтовому адресу</text:span><text:span text:style-name="T14">. Очень часто </text:span><text:span text:style-name="T23">использу</text:span><text:span text:style-name="T25">е</text:span><text:span text:style-name="T23">т</text:span><text:span text:style-name="T25">ся</text:span><text:span text:style-name="T23"> формат почтового адреса</text:span><text:span text:style-name="T14"> в качестве </text:span><text:span text:style-name="T23">отображаемого имени отправителя</text:span><text:span text:style-name="T16">.</text:span><text:span text:style-name="T14"> </text:span><text:span text:style-name="T21">При этом</text:span><text:span text:style-name="T14"> вместо "</text:span><text:span text:style-name="T23">Microsoft Corporation</text:span><text:span text:style-name="T14">" может присутствовать, например "</text:span><text:span text:style-name="T37">support@microsoft.com</text:span><text:span text:style-name="T14">", которому будет соответствовать реальный адрес "</text:span><text:span text:style-name="T37">microsoft491@gmail.com</text:span><text:span text:style-name="T14">", который явно не имеет никакого отношения к корпорации Microsoft.</text:span></text:p>
      <text:list xml:id="list674969865" text:style-name="L3">
        <text:list-item>
          <text:p text:style-name="P90"><text:span text:style-name="T1">Имеет ли домен из адреса отправителя какое-либо отношение к Microsoft или какой-либо другой организации, можно проверить с использованием онлайн-сервисов Whois (на сайте 2ip.ru, например), позволяющих получить реальные сведения о доменном имени.</text:span></text:p>
        </text:list-item>
      </text:list>
      <text:p text:style-name="P75"><text:span text:style-name="T13"/></text:p>
      <text:p text:style-name="P35"># <text:span text:style-name="T52">whois gmail.com</text:span></text:p>
      <text:p text:style-name="P39">Domain Name: GMAIL.COM</text:p>
      <text:p text:style-name="P38">Registry Domain ID: 4667231_DOMAIN_COM-VRSN</text:p>
      <text:p text:style-name="P38">Registrar WHOIS Server: whois.markmonitor.com</text:p>
      <text:p text:style-name="P38">Registrar URL: http://www.markmonitor.com</text:p>
      <text:p text:style-name="P38">Updated Date: 2022-07-11T09:25:59Z</text:p>
      <text:p text:style-name="P38">Creation Date: 1995-08-13T04:00:00Z</text:p>
      <text:p text:style-name="P38">Registry Expiry Date: 2023-08-12T04:00:00Z</text:p>
      <text:p text:style-name="P38">Registrar: MarkMonitor Inc.</text:p>
      <text:p text:style-name="P38">Registrar IANA ID: 292</text:p>
      <text:p text:style-name="P38">Registrar Abuse Contact Email: abusecomplaints@markmonitor.com</text:p>
      <text:p text:style-name="P38">Registrar Abuse Contact Phone: +1.2086851750</text:p>
      <text:p text:style-name="P38">Domain Status: clientDeleteProhibited https://icann.org/epp#clientDeleteProhibited</text:p>
      <text:p text:style-name="P38">Domain Status: clientTransferProhibited https://icann.org/epp#clientTransferProhibited</text:p>
      <text:p text:style-name="P38">Domain Status: clientUpdateProhibited https://icann.org/epp#clientUpdateProhibited</text:p>
      <text:p text:style-name="P38">Domain Status: serverDeleteProhibited https://icann.org/epp#serverDeleteProhibited</text:p>
      <text:p text:style-name="P38">Domain Status: serverTransferProhibited https://icann.org/epp#serverTransferProhibited</text:p>
      <text:p text:style-name="P38">Domain Status: serverUpdateProhibited https://icann.org/epp#serverUpdateProhibited</text:p>
      <text:p text:style-name="P38">Name Server: NS1.GOOGLE.COM</text:p>
      <text:p text:style-name="P38">Name Server: NS2.GOOGLE.COM</text:p>
      <text:p text:style-name="P38">Name Server: NS3.GOOGLE.COM</text:p>
      <text:p text:style-name="P38">Name Server: NS4.GOOGLE.COM</text:p>
      <text:p text:style-name="P38">DNSSEC: unsigned</text:p>
      <text:p text:style-name="P38">URL of the ICANN Whois Inaccuracy Complaint Form: https://www.icann.org/wicf/</text:p>
      <text:p text:style-name="P38">&gt;&gt;&gt; Last update of whois database: 2022-11-13T13:01:23Z &lt;&lt;&lt;</text:p>
      <text:p text:style-name="P38"/>
      <text:p text:style-name="P38">For more information on Whois status codes, please visit https://icann.org/epp</text:p>
      <text:p text:style-name="P38"/>
      <text:p text:style-name="P38">NOTICE: The expiration date displayed in this record is the date the</text:p>
      <text:p text:style-name="P39">…</text:p>
      <text:p text:style-name="P38">view the registrar's reported date of expiration for this registration.</text:p>
      <text:p text:style-name="P38"/>
      <text:p text:style-name="P38">TERMS OF USE: You are not authorized to access or query our Whois</text:p>
      <text:p text:style-name="P38">…</text:p>
      <text:p text:style-name="P38">reserves the right to modify these terms at any time.</text:p>
      <text:p text:style-name="P38"/>
      <text:p text:style-name="P38">The Registry database contains ONLY .COM, .NET, .EDU domains and</text:p>
      <text:p text:style-name="P38">Registrars.</text:p>
      <text:p text:style-name="P38"><text:soft-page-break/>Domain Name: gmail.com</text:p>
      <text:p text:style-name="P38">Registry Domain ID: 4667231_DOMAIN_COM-VRSN</text:p>
      <text:p text:style-name="P38">Registrar WHOIS Server: whois.markmonitor.com</text:p>
      <text:p text:style-name="P38">Registrar URL: http://www.markmonitor.com</text:p>
      <text:p text:style-name="P38">Updated Date: 2022-07-11T09:25:59+0000</text:p>
      <text:p text:style-name="P38">Creation Date: 1995-08-13T07:00:00+0000</text:p>
      <text:p text:style-name="P38">Registrar Registration Expiration Date: 2023-08-12T00:00:00+0000</text:p>
      <text:p text:style-name="P38">Registrar: MarkMonitor, Inc.</text:p>
      <text:p text:style-name="P38">Registrar IANA ID: 292</text:p>
      <text:p text:style-name="P38">Registrar Abuse Contact Email: abusecomplaints@markmonitor.com</text:p>
      <text:p text:style-name="P38">Registrar Abuse Contact Phone: +1.2086851750</text:p>
      <text:p text:style-name="P38">Domain Status: clientUpdateProhibited (https://www.icann.org/epp#clientUpdateProhibited)</text:p>
      <text:p text:style-name="P38">Domain Status: clientTransferProhibited (https://www.icann.org/epp#clientTransferProhibited)</text:p>
      <text:p text:style-name="P38">Domain Status: clientDeleteProhibited (https://www.icann.org/epp#clientDeleteProhibited)</text:p>
      <text:p text:style-name="P38">Domain Status: serverUpdateProhibited (https://www.icann.org/epp#serverUpdateProhibited)</text:p>
      <text:p text:style-name="P38">Domain Status: serverTransferProhibited (https://www.icann.org/epp#serverTransferProhibited)</text:p>
      <text:p text:style-name="P38">Domain Status: serverDeleteProhibited (https://www.icann.org/epp#serverDeleteProhibited)</text:p>
      <text:p text:style-name="P38">Registrant Organization: Google LLC</text:p>
      <text:p text:style-name="P38">Registrant State/Province: CA</text:p>
      <text:p text:style-name="P38">Registrant Country: US</text:p>
      <text:p text:style-name="P38">Registrant Email: Select Request Email Form at https://domains.markmonitor.com/whois/gmail.com</text:p>
      <text:p text:style-name="P38">Admin Organization: Google LLC</text:p>
      <text:p text:style-name="P38">Admin State/Province: CA</text:p>
      <text:p text:style-name="P38">Admin Country: US</text:p>
      <text:p text:style-name="P38">Admin Email: Select Request Email Form at https://domains.markmonitor.com/whois/gmail.com</text:p>
      <text:p text:style-name="P38">Tech Organization: Google LLC</text:p>
      <text:p text:style-name="P38">Tech State/Province: CA</text:p>
      <text:p text:style-name="P38">Tech Country: US</text:p>
      <text:p text:style-name="P38">Tech Email: Select Request Email Form at https://domains.markmonitor.com/whois/gmail.com</text:p>
      <text:p text:style-name="P38">Name Server: ns2.google.com</text:p>
      <text:p text:style-name="P38">Name Server: ns3.google.com</text:p>
      <text:p text:style-name="P38">Name Server: ns1.google.com</text:p>
      <text:p text:style-name="P38">Name Server: ns4.google.com</text:p>
      <text:p text:style-name="P38">DNSSEC: unsigned</text:p>
      <text:p text:style-name="P38">URL of the ICANN WHOIS Data Problem Reporting System: http://wdprs.internic.net/</text:p>
      <text:p text:style-name="P38">&gt;&gt;&gt; Last update of WHOIS database: 2022-11-13T13:01:43+0000 &lt;&lt;&lt;</text:p>
      <text:p text:style-name="P38"/>
      <text:p text:style-name="P38">For more information on WHOIS status codes, please visit:</text:p>
      <text:p text:style-name="P38"><text:s text:c="2"/>https://www.icann.org/resources/pages/epp-status-codes</text:p>
      <text:p text:style-name="P38"/>
      <text:p text:style-name="P38">If you wish to contact this domainБ─≥ Registrant, Administrative, or Technical</text:p>
      <text:p text:style-name="P38">...</text:p>
      <text:p text:style-name="P38">facilitates email communication with the relevant contact(s).</text:p>
      <text:p text:style-name="P38"/>
      <text:p text:style-name="P38">Web-based WHOIS:</text:p>
      <text:p text:style-name="P38"><text:s text:c="2"/>https://domains.markmonitor.com/whois</text:p>
      <text:p text:style-name="P38"/>
      <text:p text:style-name="P38">I</text:p>
      <text:p text:style-name="P38">Visit MarkMonitor at https://www.markmonitor.com</text:p>
      <text:p text:style-name="P38">Contact us at +1.8007459229</text:p>
      <text:p text:style-name="P38">In Europe, at +44.02032062220</text:p>
      <text:p text:style-name="P14"/>
      <text:p text:style-name="P65"><text:span text:style-name="T57">Информация о домене очень часто дает дополнительные признаки, которые могут помочь в определении достоверности электронного письма. Особенно это </text:span><text:span text:style-name="T62">касается тех </text:span><text:soft-page-break/><text:span text:style-name="T62">случаев, когда используется адрес с именем домена, очень близким к наименованию официальных организаций</text:span><text:span text:style-name="T57">. На</text:span><text:span text:style-name="T58">пример, известна мошенническая рассылка</text:span><text:span text:style-name="T57"> от имени, якобы Роскомнадзора, </text:span><text:span text:style-name="T61">roskomnadzor.org</text:span><text:span text:style-name="T57">.</text:span></text:p>
      <text:list xml:id="list1586532530" text:style-name="L4">
        <text:list-item>
          <text:p text:style-name="P91"><text:span text:style-name="T4">Необходимо</text:span><text:span text:style-name="T1"> </text:span><text:span text:style-name="T10">обратить внимание на возраст домена</text:span><text:span text:style-name="T1">. Как правило, </text:span><text:span text:style-name="T10">доменные имена, используемые для мошенничества в Интернет, имеют возраст от нескольких дней до нескольких недель</text:span><text:span text:style-name="T1">.</text:span></text:p>
        </text:list-item>
      </text:list>
      <text:p text:style-name="P65"><text:span text:style-name="T58">И</text:span><text:span text:style-name="T57">нформация о регистраторе, данные технических и административных контактов могут дать сведения, на основании которых, можно сделать выводы о достоверности отправителя. </text:span><text:span text:style-name="T62">В реальности, чаще всего оказывается</text:span><text:span text:style-name="T57">, что </text:span><text:span text:style-name="T62">регистратор доменного имени</text:span><text:span text:style-name="T57"> для </text:span><text:span text:style-name="T62">госучреждения</text:span><text:span text:style-name="T57"> — </text:span><text:span text:style-name="T62">частное лицо</text:span><text:span text:style-name="T59">.</text:span><text:span text:style-name="T57"> </text:span><text:span text:style-name="T58">У</text:span><text:span text:style-name="T57">казанные </text:span><text:span text:style-name="T62">контакты не имеют</text:span><text:span text:style-name="T57"> никакого </text:span><text:span text:style-name="T62">отношения к</text:span><text:span text:style-name="T57"> данной </text:span><text:span text:style-name="T62">организации</text:span><text:span text:style-name="T57"> или даже к данной стране.</text:span></text:p>
      <text:p text:style-name="P65"><text:span text:style-name="T57"/></text:p>
      <text:list xml:id="list377525473" text:style-name="L5">
        <text:list-item>
          <text:p text:style-name="P92"><text:span text:style-name="T1">Следующее поле, на которое следует обратить внимание</text:span></text:p>
        </text:list-item>
      </text:list>
      <text:p text:style-name="P11"/>
      <text:p text:style-name="P16">Message-ID: 306099.58326.qm@web83802.mail.sp1.yahoo.com </text:p>
      <text:p text:style-name="P11"/>
      <text:p text:style-name="P62">Это внутренний идентификатор сообщения, присваиваемый почтовой системой, имя которой располагается после символа <text:span text:style-name="T47">@</text:span>. Если вы получили, якобы письмо от Microsoft или администрации Яндекса, а в имени почтовой системы присутствует <text:span text:style-name="T47">yahoo.com</text:span>, то можно однозначно сделать вывод, что такое письмо — подделка.</text:p>
      <text:p text:style-name="P62"/>
      <text:list xml:id="list2041233507" text:style-name="L6">
        <text:list-item>
          <text:p text:style-name="P74"><text:span text:style-name="T6">П</text:span><text:span text:style-name="T1">оле </text:span><text:span text:style-name="T9">Received: </text:span><text:span text:style-name="T1">было сформировано первым в цепочке доставки почтовым сервером и дает нам адрес (адрес изменен мной), с которого было отправлено письмо</text:span></text:p>
        </text:list-item>
      </text:list>
      <text:p text:style-name="P76"><text:span text:style-name="T13"/></text:p>
      <text:p text:style-name="P51">Received: from [141.29.80.148] by web83802.mail.sp1.yahoo.com via HTTP;</text:p>
      <text:p text:style-name="P11"/>
      <text:p text:style-name="P5"><text:span text:style-name="T97">Весьма вероятно</text:span> <text:span text:style-name="T48">это адрес</text:span> из пула адресов Интернет-провайдера <text:span text:style-name="T48">отправителя</text:span> или <text:span text:style-name="T48">шлюза</text:span> <text:span text:style-name="T48">сети почтовой службы</text:span>. <text:span text:style-name="T97">В</text:span> большинстве случаев в сетях провайдеров клиентам выделяются динамические IP-адреса <text:span text:style-name="T97">немаршрутизируемые в</text:span> Интернет. <text:span text:style-name="T97">Связь с Интернет</text:span> выполняется с использованием технологии NAT (Network Address Translation). <text:span text:style-name="T97">Поэтому </text:span><text:span text:style-name="T48">в качестве IP в поле «</text:span><text:span text:style-name="T68">Received:</text:span><text:span text:style-name="T86">»</text:span> будет <text:span text:style-name="T48">адрес шлюза</text:span>, через который производится выход в Интернет из внутренней сети провайдера. Для получения информации об IP-адресе можно воспользоваться <text:span text:style-name="T97">службой </text:span><text:span text:style-name="T48">Whois</text:span>. Вместо имени домена заносим в поле <text:span text:style-name="T47">DOMAIN </text:span>интересующий нас IP-адрес</text:p>
      <text:p text:style-name="P8"/>
      <text:p text:style-name="P35"># <text:span text:style-name="T52">whois 83.237.7.8</text:span></text:p>
      <text:p text:style-name="P37">% This is the RIPE Database query service.</text:p>
      <text:p text:style-name="P37">% The objects are in RPSL format.</text:p>
      <text:p text:style-name="P37">% The RIPE Database is subject to Terms and Conditions.</text:p>
      <text:p text:style-name="P37">% See http://www.ripe.net/db/support/db-terms-conditions.pdf</text:p>
      <text:p text:style-name="P37">% Note: this output has been filtered.</text:p>
      <text:p text:style-name="P37">% <text:s text:c="6"/>To receive output for a database update, use the "-B" flag.</text:p>
      <text:p text:style-name="P37">% Information related to '83.237.0.0 - 83.237.63.255'</text:p>
      <text:p text:style-name="P37">% Abuse contact for '83.237.0.0 - 83.237.63.255' is 'abuse@mtu.ru'</text:p>
      <text:p text:style-name="P37">inetnum: <text:s text:c="7"/>83.237.0.0 - 83.237.63.255</text:p>
      <text:p text:style-name="P37">netname: <text:s text:c="7"/>MTU-PPPOE</text:p>
      <text:p text:style-name="P37">descr: <text:s text:c="9"/>ZAO MTU-Intel</text:p>
      <text:p text:style-name="P37">descr: <text:s text:c="9"/>27 Smolenskaya-Sennaya Sq., bld. 2</text:p>
      <text:p text:style-name="P37">descr: <text:s text:c="9"/>119121, Moscow</text:p>
      <text:p text:style-name="P37">descr: <text:s text:c="9"/>Russia</text:p>
      <text:p text:style-name="P37">admin-c: <text:s text:c="7"/>MTU1-RIPE</text:p>
      <text:p text:style-name="P37"><text:soft-page-break/>tech-c: <text:s text:c="8"/>MTU1-RIPE</text:p>
      <text:p text:style-name="P37">country: <text:s text:c="7"/>RU</text:p>
      <text:p text:style-name="P37">status: <text:s text:c="8"/>ASSIGNED PA</text:p>
      <text:p text:style-name="P37">mnt-by: <text:s text:c="8"/>MTU-NOC</text:p>
      <text:p text:style-name="P37">created: <text:s text:c="7"/>2004-10-13T09:24:13Z</text:p>
      <text:p text:style-name="P37">last-modified: <text:s/>2004-10-13T09:24:13Z</text:p>
      <text:p text:style-name="P37">source: <text:s text:c="8"/>RIPE</text:p>
      <text:p text:style-name="P37"/>
      <text:p text:style-name="P37">role: <text:s text:c="10"/>MTS backbone NOC</text:p>
      <text:p text:style-name="P37">address: <text:s text:c="7"/>PJSC MTS / former CJSC Comstar-Direct</text:p>
      <text:p text:style-name="P37">address: <text:s text:c="7"/>Petrovsky blvd 12, bldg 3</text:p>
      <text:p text:style-name="P37">address: <text:s text:c="7"/>P.O. BOX 4711 127051</text:p>
      <text:p text:style-name="P37">address: <text:s text:c="7"/>Moscow, Russia</text:p>
      <text:p text:style-name="P37">remarks: <text:s text:c="7"/>**************************************</text:p>
      <text:p text:style-name="P37">remarks: <text:s text:c="7"/>Contact addresses:</text:p>
      <text:p text:style-name="P37">remarks: <text:s text:c="7"/>routing &amp; peering noc@mtu.ru</text:p>
      <text:p text:style-name="P37">remarks: <text:s text:c="7"/>spam &amp; security abuse@mtu.ru</text:p>
      <text:p text:style-name="P37">remarks: <text:s text:c="7"/>mail postmaster@mtu.ru</text:p>
      <text:p text:style-name="P37">remarks: <text:s text:c="7"/>ddos reports ddos-reports@mtu.ru</text:p>
      <text:p text:style-name="P37">remarks: <text:s text:c="7"/>**************************************</text:p>
      <text:p text:style-name="P37">phone: <text:s text:c="9"/>+7 495 721-34-99</text:p>
      <text:p text:style-name="P37">fax-no: <text:s text:c="8"/>+7 495 956-07-07</text:p>
      <text:p text:style-name="P37">admin-c: <text:s text:c="7"/>EDA-RIPE</text:p>
      <text:p text:style-name="P37">admin-c: <text:s text:c="7"/>RPS-RIPE</text:p>
      <text:p text:style-name="P37">tech-c: <text:s text:c="8"/>EDA-RIPE</text:p>
      <text:p text:style-name="P37">nic-hdl: <text:s text:c="7"/>MTU1-RIPE</text:p>
      <text:p text:style-name="P37">mnt-by: <text:s text:c="8"/>MTU-NOC</text:p>
      <text:p text:style-name="P37">created: <text:s text:c="7"/>2002-10-18T13:29:19Z</text:p>
      <text:p text:style-name="P37">last-modified: <text:s/>2022-04-08T13:50:05Z</text:p>
      <text:p text:style-name="P37">source: <text:s text:c="8"/>RIPE # Filtered</text:p>
      <text:p text:style-name="P37">% Information related to '83.237.0.0/16AS8359'</text:p>
      <text:p text:style-name="P37">route: <text:s text:c="9"/>83.237.0.0/16</text:p>
      <text:p text:style-name="P37">descr: <text:s text:c="9"/>ZAO MTU-Intel's Moscow Region Network</text:p>
      <text:p text:style-name="P37">descr: <text:s text:c="9"/>ZAO MTU-Intel</text:p>
      <text:p text:style-name="P37">descr: <text:s text:c="9"/>Moscow, Russia</text:p>
      <text:p text:style-name="P37">origin: <text:s text:c="8"/>AS8359</text:p>
      <text:p text:style-name="P37">mnt-by: <text:s text:c="8"/>MTU-NOC</text:p>
      <text:p text:style-name="P37">remarks: <text:s text:c="7"/>*****************************************</text:p>
      <text:p text:style-name="P37">remarks: <text:s text:c="7"/>Please send abuse reports to abuse@mtu.ru</text:p>
      <text:p text:style-name="P37">remarks: <text:s text:c="7"/>*****************************************</text:p>
      <text:p text:style-name="P37">created: <text:s text:c="7"/>2004-02-13T08:06:20Z</text:p>
      <text:p text:style-name="P37">last-modified: <text:s/>2004-02-13T08:07:55Z</text:p>
      <text:p text:style-name="P37">source: <text:s text:c="8"/>RIPE # Filtered</text:p>
      <text:p text:style-name="P37">% This query was served by the RIPE Database Query Service version 1.104 (WAGYU)</text:p>
      <text:p text:style-name="P10"/>
      <text:p text:style-name="P6"><text:span text:style-name="T48">Анализ адреса</text:span> может дать информацию, что <text:span text:style-name="T48">письмо от</text:span> якобы <text:span text:style-name="T48">Microsoft</text:span>, было отправлено <text:span text:style-name="T48">из сети польского</text:span> или новозеландского <text:span text:style-name="T48">провайдера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Arial, sans-serif, Myriad, Helvetica"/>
    <style:font-face style:name="Lohit Marathi1" svg:font-family="'Lohit Marathi'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35cm" style:type="center"/>
          <style:tab-stop style:position="18.66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011cm" fo:margin-bottom="1.198cm" fo:margin-left="1.226cm" fo:margin-right="1.1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</meta:initial-creator>
    <meta:creation-date>2020-09-21T20:26:11.273765781</meta:creation-date>
    <dc:date>2022-11-14T18:39:19.689115224</dc:date>
    <dc:creator>a  a</dc:creator>
    <meta:editing-duration>PT8H17M39S</meta:editing-duration>
    <meta:editing-cycles>22</meta:editing-cycles>
    <meta:generator>LibreOffice/6.2.8.2$Linux_x86 LibreOffice_project/f82ddfca21ebc1e222a662a32b25c0c9d20169ee</meta:generator>
    <meta:document-statistic meta:table-count="3" meta:image-count="0" meta:object-count="0" meta:page-count="11" meta:paragraph-count="315" meta:word-count="2997" meta:character-count="25152" meta:non-whitespace-character-count="21988"/>
  </office:meta>
</office:document-meta>
</file>